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588cm"/>
    </style:style>
    <style:style style:name="co11" style:family="table-column">
      <style:table-column-properties fo:break-before="auto" style:column-width="2.041cm"/>
    </style:style>
    <style:style style:name="co12" style:family="table-column">
      <style:table-column-properties fo:break-before="auto" style:column-width="1.042cm"/>
    </style:style>
    <style:style style:name="co13" style:family="table-column">
      <style:table-column-properties fo:break-before="auto" style:column-width="1.688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2.014cm"/>
    </style:style>
    <style:style style:name="co16" style:family="table-column">
      <style:table-column-properties fo:break-before="auto" style:column-width="1.824cm"/>
    </style:style>
    <style:style style:name="co17" style:family="table-column">
      <style:table-column-properties fo:break-before="auto" style:column-width="1.669cm"/>
    </style:style>
    <style:style style:name="co18" style:family="table-column">
      <style:table-column-properties fo:break-before="auto" style:column-width="1.178cm"/>
    </style:style>
    <style:style style:name="co19" style:family="table-column">
      <style:table-column-properties fo:break-before="auto" style:column-width="2.24cm"/>
    </style:style>
    <style:style style:name="co20" style:family="table-column">
      <style:table-column-properties fo:break-before="auto" style:column-width="1.723cm"/>
    </style:style>
    <style:style style:name="co21" style:family="table-column">
      <style:table-column-properties fo:break-before="auto" style:column-width="1.579cm"/>
    </style:style>
    <style:style style:name="co22" style:family="table-column">
      <style:table-column-properties fo:break-before="auto" style:column-width="3.05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1.804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fo:border="0.06pt solid #000000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number-columns-repeated="985" table:default-cell-style-name="Default"/>
        <table:table-row table:style-name="ro1">
          <table:table-cell office:value-type="string">
            <text:p>rank</text:p>
          </table:table-cell>
          <table:table-cell office:value-type="string">
            <text:p>id</text:p>
          </table:table-cell>
          <table:table-cell office:value-type="string">
            <text:p>sector</text:p>
          </table:table-cell>
          <table:table-cell office:value-type="string">
            <text:p>div</text:p>
          </table:table-cell>
          <table:table-cell office:value-type="string">
            <text:p>yield</text:p>
          </table:table-cell>
          <table:table-cell office:value-type="string">
            <text:p>payout</text:p>
          </table:table-cell>
          <table:table-cell office:value-type="string">
            <text:p>Ryie</text:p>
          </table:table-cell>
          <table:table-cell office:value-type="string">
            <text:p>Rpout</text:p>
          </table:table-cell>
          <table:table-cell office:value-type="string">
            <text:p>poutRat</text:p>
          </table:table-cell>
          <table:table-cell office:value-type="string">
            <text:p>PrcCh</text:p>
          </table:table-cell>
          <table:table-cell office:value-type="string">
            <text:p>PrcRat</text:p>
          </table:table-cell>
          <table:table-cell office:value-type="string">
            <text:p>PastRat</text:p>
          </table:table-cell>
          <table:table-cell office:value-type="string">
            <text:p>Yrec</text:p>
          </table:table-cell>
          <table:table-cell office:value-type="string">
            <text:p>Brec</text:p>
          </table:table-cell>
          <table:table-cell office:value-type="string">
            <text:p>Ypot</text:p>
          </table:table-cell>
          <table:table-cell office:value-type="string">
            <text:p>Bpot</text:p>
          </table:table-cell>
          <table:table-cell office:value-type="string">
            <text:p>RecRat</text:p>
          </table:table-cell>
          <table:table-cell office:value-type="string">
            <text:p>Yeps</text:p>
          </table:table-cell>
          <table:table-cell office:value-type="string">
            <text:p>YestEps</text:p>
          </table:table-cell>
          <table:table-cell office:value-type="string">
            <text:p>Ype</text:p>
          </table:table-cell>
          <table:table-cell office:value-type="string">
            <text:p>YepsGrowth</text:p>
          </table:table-cell>
          <table:table-cell office:value-type="string">
            <text:p>Ypeg</text:p>
          </table:table-cell>
          <table:table-cell office:value-type="string">
            <text:p>YPegRat</text:p>
          </table:table-cell>
          <table:table-cell office:value-type="string">
            <text:p>Beps</text:p>
          </table:table-cell>
          <table:table-cell office:value-type="string">
            <text:p>BestEps</text:p>
          </table:table-cell>
          <table:table-cell office:value-type="string">
            <text:p>Bpe</text:p>
          </table:table-cell>
          <table:table-cell office:value-type="string">
            <text:p>BepsGrowth</text:p>
          </table:table-cell>
          <table:table-cell office:value-type="string">
            <text:p>Bpeg</text:p>
          </table:table-cell>
          <table:table-cell office:value-type="string">
            <text:p>BPegRat</text:p>
          </table:table-cell>
          <table:table-cell office:value-type="string">
            <text:p>Reps</text:p>
          </table:table-cell>
          <table:table-cell office:value-type="string">
            <text:p>RestEps</text:p>
          </table:table-cell>
          <table:table-cell office:value-type="string">
            <text:p>Rpe</text:p>
          </table:table-cell>
          <table:table-cell office:value-type="string">
            <text:p>RepsGrowth</text:p>
          </table:table-cell>
          <table:table-cell office:value-type="string">
            <text:p>Rpeg</text:p>
          </table:table-cell>
          <table:table-cell office:value-type="string">
            <text:p>RPegRat</text:p>
          </table:table-cell>
          <table:table-cell office:value-type="string">
            <text:p>PegRat</text:p>
          </table:table-cell>
          <table:table-cell office:value-type="string">
            <text:p>EstRat</text:p>
          </table:table-cell>
          <table:table-cell office:value-type="string">
            <text:p>NoDivRat</text:p>
          </table:table-cell>
          <table:table-cell office:value-type="string">
            <text:p>FulRat</text:p>
          </table:table-cell>
          <table:table-cell table:number-columns-repeated="985"/>
        </table:table-row>
        <table:table-row table:style-name="ro1">
          <table:table-cell/>
          <table:table-cell office:value-type="string">
            <text:p>Dividende : being overridden in this order : <text:s/>from yahoo then reuters then bours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NA == EPS (annual Earning Per Share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st BNA/EPS : Estimated end of next this year BNA or estimated EP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ay out ratio (reuters) == dividend per share / earning per share. The best is a high div and a low ratio as the earnings support the dividend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deal Payout ratio is 50%. It shouldn't be outside the 40%</text:p>
          </table:table-cell>
          <table:table-cell office:value-type="string">
            <text:p><text:s/>60% limits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PS growth == Estimated EPS - Current EP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EG ratio == P/E ratio / EPS growth rate. It is considered a form of normalisation because higher growth rates should cause higher P/E ratio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deal figures : P/E is below 15 (ie not over priced) and EPS growth is above 20% and PEG : below 0.75 (ie 15/20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e lower the result</text:p>
          </table:table-cell>
          <table:table-cell office:value-type="string">
            <text:p><text:s/>the bett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ank</text:p>
          </table:table-cell>
          <table:table-cell office:value-type="string">
            <text:p>id</text:p>
          </table:table-cell>
          <table:table-cell office:value-type="string">
            <text:p>sector</text:p>
          </table:table-cell>
          <table:table-cell office:value-type="string">
            <text:p>close</text:p>
          </table:table-cell>
          <table:table-cell office:value-type="string">
            <text:p>ttmClose</text:p>
          </table:table-cell>
          <table:table-cell office:value-type="string">
            <text:p>div</text:p>
          </table:table-cell>
          <table:table-cell office:value-type="string">
            <text:p>yield</text:p>
          </table:table-cell>
          <table:table-cell office:value-type="string">
            <text:p>payout</text:p>
          </table:table-cell>
          <table:table-cell office:value-type="string">
            <text:p>Ryie</text:p>
          </table:table-cell>
          <table:table-cell office:value-type="string">
            <text:p>Rpout</text:p>
          </table:table-cell>
          <table:table-cell office:value-type="string">
            <text:p>poutRat</text:p>
          </table:table-cell>
          <table:table-cell office:value-type="string">
            <text:p>PrcCh</text:p>
          </table:table-cell>
          <table:table-cell office:value-type="string">
            <text:p>PrcRat</text:p>
          </table:table-cell>
          <table:table-cell office:value-type="string">
            <text:p>PastRat</text:p>
          </table:table-cell>
          <table:table-cell office:value-type="string">
            <text:p>Yrec</text:p>
          </table:table-cell>
          <table:table-cell office:value-type="string">
            <text:p>Brec</text:p>
          </table:table-cell>
          <table:table-cell office:value-type="string">
            <text:p>Ypot</text:p>
          </table:table-cell>
          <table:table-cell office:value-type="string">
            <text:p>Bpot</text:p>
          </table:table-cell>
          <table:table-cell office:value-type="string">
            <text:p>RecRat</text:p>
          </table:table-cell>
          <table:table-cell office:value-type="string">
            <text:p>Yeps</text:p>
          </table:table-cell>
          <table:table-cell office:value-type="string">
            <text:p>YestEps</text:p>
          </table:table-cell>
          <table:table-cell office:value-type="string">
            <text:p>Ype</text:p>
          </table:table-cell>
          <table:table-cell office:value-type="string">
            <text:p>YepsGrowth</text:p>
          </table:table-cell>
          <table:table-cell office:value-type="string">
            <text:p>Ypeg</text:p>
          </table:table-cell>
          <table:table-cell office:value-type="string">
            <text:p>YPegRat</text:p>
          </table:table-cell>
          <table:table-cell office:value-type="string">
            <text:p>Beps</text:p>
          </table:table-cell>
          <table:table-cell office:value-type="string">
            <text:p>BestEps</text:p>
          </table:table-cell>
          <table:table-cell office:value-type="string">
            <text:p>Bpe</text:p>
          </table:table-cell>
          <table:table-cell office:value-type="string">
            <text:p>BepsGrowth</text:p>
          </table:table-cell>
          <table:table-cell office:value-type="string">
            <text:p>Bpeg</text:p>
          </table:table-cell>
          <table:table-cell office:value-type="string">
            <text:p>BPegRat</text:p>
          </table:table-cell>
          <table:table-cell office:value-type="string">
            <text:p>Reps</text:p>
          </table:table-cell>
          <table:table-cell office:value-type="string">
            <text:p>RestEps</text:p>
          </table:table-cell>
          <table:table-cell office:value-type="string">
            <text:p>Rpe</text:p>
          </table:table-cell>
          <table:table-cell office:value-type="string">
            <text:p>RepsGrowth</text:p>
          </table:table-cell>
          <table:table-cell office:value-type="string">
            <text:p>Rpeg</text:p>
          </table:table-cell>
          <table:table-cell office:value-type="string">
            <text:p>RPegRat</text:p>
          </table:table-cell>
          <table:table-cell office:value-type="string">
            <text:p>PegRat</text:p>
          </table:table-cell>
          <table:table-cell office:value-type="string">
            <text:p>EstRat</text:p>
          </table:table-cell>
          <table:table-cell office:value-type="string">
            <text:p>NoDivRat</text:p>
          </table:table-cell>
          <table:table-cell office:value-type="string">
            <text:p>FulRat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ogle Inc./GOOG/US38259P5089</text:p>
          </table:table-cell>
          <table:table-cell office:value-type="string">
            <text:p>Media</text:p>
          </table:table-cell>
          <table:table-cell office:value-type="float" office:value="577.51">
            <text:p>577.51</text:p>
          </table:table-cell>
          <table:table-cell office:value-type="float" office:value="474.88">
            <text:p>474.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2161">
            <text:p>0.2161</text:p>
          </table:table-cell>
          <table:table-cell table:number-columns-repeated="2"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1.58">
            <text:p>1.58</text:p>
          </table:table-cell>
          <table:table-cell office:value-type="float" office:value="0.2864">
            <text:p>0.2864</text:p>
          </table:table-cell>
          <table:table-cell office:value-type="float" office:value="0.2986">
            <text:p>0.2986</text:p>
          </table:table-cell>
          <table:table-cell office:value-type="float" office:value="0.1815">
            <text:p>0.1815</text:p>
          </table:table-cell>
          <table:table-cell office:value-type="float" office:value="33">
            <text:p>33</text:p>
          </table:table-cell>
          <table:table-cell office:value-type="float" office:value="43.26">
            <text:p>43.26</text:p>
          </table:table-cell>
          <table:table-cell office:value-type="float" office:value="17.5">
            <text:p>17.5</text:p>
          </table:table-cell>
          <table:table-cell office:value-type="float" office:value="0.31">
            <text:p>0.31</text:p>
          </table:table-cell>
          <table:table-cell office:value-type="float" office:value="0.5645">
            <text:p>0.5645</text:p>
          </table:table-cell>
          <table:table-cell office:value-type="float" office:value="0.138">
            <text:p>0.138</text:p>
          </table:table-cell>
          <table:table-cell office:value-type="float" office:value="36.07">
            <text:p>36.07</text:p>
          </table:table-cell>
          <table:table-cell office:value-type="float" office:value="43.06">
            <text:p>43.06</text:p>
          </table:table-cell>
          <table:table-cell office:value-type="float" office:value="16.01">
            <text:p>16.01</text:p>
          </table:table-cell>
          <table:table-cell office:value-type="float" office:value="0.19">
            <text:p>0.19</text:p>
          </table:table-cell>
          <table:table-cell office:value-type="float" office:value="0.8426">
            <text:p>0.8426</text:p>
          </table:table-cell>
          <table:table-cell office:value-type="float" office:value="0.0802">
            <text:p>0.0802</text:p>
          </table:table-cell>
          <table:table-cell office:value-type="float" office:value="32.99">
            <text:p>32.99</text:p>
          </table:table-cell>
          <table:table-cell office:value-type="float" office:value="43.26">
            <text:p>43.26</text:p>
          </table:table-cell>
          <table:table-cell office:value-type="float" office:value="17.5">
            <text:p>17.5</text:p>
          </table:table-cell>
          <table:table-cell office:value-type="float" office:value="0.31">
            <text:p>0.31</text:p>
          </table:table-cell>
          <table:table-cell office:value-type="float" office:value="0.5645">
            <text:p>0.5645</text:p>
          </table:table-cell>
          <table:table-cell office:value-type="float" office:value="0.138">
            <text:p>0.138</text:p>
          </table:table-cell>
          <table:table-cell office:value-type="float" office:value="0.1187">
            <text:p>0.1187</text:p>
          </table:table-cell>
          <table:table-cell office:value-type="float" office:value="0.1501">
            <text:p>0.1501</text:p>
          </table:table-cell>
          <table:table-cell table:number-columns-repeated="2" office:value-type="float" office:value="0.1">
            <text:p>0.1</text:p>
          </table:table-cell>
          <table:table-cell table:number-columns-repeated="98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NCI/DG.PA/FR0000125486</text:p>
          </table:table-cell>
          <table:table-cell office:value-type="string">
            <text:p>2357 Heavy Construction</text:p>
          </table:table-cell>
          <table:table-cell office:value-type="float" office:value="34.72">
            <text:p>34.72</text:p>
          </table:table-cell>
          <table:table-cell office:value-type="float" office:value="41.745">
            <text:p>41.745</text:p>
          </table:table-cell>
          <table:table-cell office:value-type="float" office:value="1.77">
            <text:p>1.77</text:p>
          </table:table-cell>
          <table:table-cell office:value-type="float" office:value="0.0509">
            <text:p>0.050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682">
            <text:p>-0.1682</text:p>
          </table:table-cell>
          <table:table-cell office:value-type="float" office:value="2.682">
            <text:p>2.682</text:p>
          </table:table-cell>
          <table:table-cell office:value-type="float" office:value="1.341">
            <text:p>1.341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string">
            <text:p>NA</text:p>
          </table:table-cell>
          <table:table-cell office:value-type="float" office:value="0.3559">
            <text:p>0.3559</text:p>
          </table:table-cell>
          <table:table-cell office:value-type="float" office:value="0.129">
            <text:p>0.129</text:p>
          </table:table-cell>
          <table:table-cell office:value-type="float" office:value="3.48">
            <text:p>3.48</text:p>
          </table:table-cell>
          <table:table-cell office:value-type="float" office:value="0">
            <text:p>0</text:p>
          </table:table-cell>
          <table:table-cell office:value-type="float" office:value="9.97">
            <text:p>9.97</text:p>
          </table:table-cell>
          <table:table-cell table:number-columns-repeated="2" office:value-type="string">
            <text:p>NA</text:p>
          </table:table-cell>
          <table:table-cell office:value-type="float" office:value="0.3354">
            <text:p>0.3354</text:p>
          </table:table-cell>
          <table:table-cell office:value-type="float" office:value="3.48">
            <text:p>3.48</text:p>
          </table:table-cell>
          <table:table-cell office:value-type="float" office:value="3.59">
            <text:p>3.59</text:p>
          </table:table-cell>
          <table:table-cell office:value-type="float" office:value="9.97">
            <text:p>9.97</text:p>
          </table:table-cell>
          <table:table-cell office:value-type="float" office:value="0.03">
            <text:p>0.03</text:p>
          </table:table-cell>
          <table:table-cell office:value-type="float" office:value="3.3233">
            <text:p>3.3233</text:p>
          </table:table-cell>
          <table:table-cell office:value-type="float" office:value="1.5388">
            <text:p>1.5388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A</text:p>
          </table:table-cell>
          <table:table-cell office:value-type="float" office:value="0.9371">
            <text:p>0.9371</text:p>
          </table:table-cell>
          <table:table-cell office:value-type="float" office:value="0.533">
            <text:p>0.533</text:p>
          </table:table-cell>
          <table:table-cell office:value-type="float" office:value="1.2493">
            <text:p>1.2493</text:p>
          </table:table-cell>
          <table:table-cell office:value-type="float" office:value="0.8023">
            <text:p>0.8023</text:p>
          </table:table-cell>
          <table:table-cell table:number-columns-repeated="98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DMIRAL GRP ORD 0.1P/ADM.L/GB00B02J6398</text:p>
          </table:table-cell>
          <table:table-cell office:value-type="string">
            <text:p>Finance</text:p>
          </table:table-cell>
          <table:table-cell office:value-type="float" office:value="1172">
            <text:p>1172</text:p>
          </table:table-cell>
          <table:table-cell office:value-type="float" office:value="1631">
            <text:p>1631</text:p>
          </table:table-cell>
          <table:table-cell office:value-type="float" office:value="75.6">
            <text:p>75.6</text:p>
          </table:table-cell>
          <table:table-cell office:value-type="float" office:value="0.0645">
            <text:p>0.064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-0.2814">
            <text:p>-0.2814</text:p>
          </table:table-cell>
          <table:table-cell office:value-type="float" office:value="3.814">
            <text:p>3.814</text:p>
          </table:table-cell>
          <table:table-cell office:value-type="float" office:value="2.327">
            <text:p>2.327</text:p>
          </table:table-cell>
          <table:table-cell office:value-type="float" office:value="0">
            <text:p>0</text:p>
          </table:table-cell>
          <table:table-cell office:value-type="float" office:value="3.05">
            <text:p>3.05</text:p>
          </table:table-cell>
          <table:table-cell office:value-type="string">
            <text:p>NA</text:p>
          </table:table-cell>
          <table:table-cell office:value-type="float" office:value="-0.0273">
            <text:p>-0.0273</text:p>
          </table:table-cell>
          <table:table-cell office:value-type="float" office:value="0.8505">
            <text:p>0.8505</text:p>
          </table:table-cell>
          <table:table-cell office:value-type="float" office:value="82">
            <text:p>82</text:p>
          </table:table-cell>
          <table:table-cell office:value-type="float" office:value="90.58">
            <text:p>90.58</text:p>
          </table:table-cell>
          <table:table-cell office:value-type="float" office:value="14.29">
            <text:p>14.29</text:p>
          </table:table-cell>
          <table:table-cell office:value-type="float" office:value="0.1">
            <text:p>0.1</text:p>
          </table:table-cell>
          <table:table-cell office:value-type="float" office:value="1.429">
            <text:p>1.429</text:p>
          </table:table-cell>
          <table:table-cell office:value-type="float" office:value="0.4842">
            <text:p>0.4842</text:p>
          </table:table-cell>
          <table:table-cell office:value-type="float" office:value="81.99">
            <text:p>81.99</text:p>
          </table:table-cell>
          <table:table-cell office:value-type="float" office:value="90.63">
            <text:p>90.63</text:p>
          </table:table-cell>
          <table:table-cell office:value-type="float" office:value="14.29">
            <text:p>14.29</text:p>
          </table:table-cell>
          <table:table-cell office:value-type="float" office:value="0.1">
            <text:p>0.1</text:p>
          </table:table-cell>
          <table:table-cell office:value-type="float" office:value="1.429">
            <text:p>1.429</text:p>
          </table:table-cell>
          <table:table-cell office:value-type="float" office:value="0.4842">
            <text:p>0.4842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A</text:p>
          </table:table-cell>
          <table:table-cell office:value-type="float" office:value="0.4842">
            <text:p>0.4842</text:p>
          </table:table-cell>
          <table:table-cell office:value-type="float" office:value="0.6673">
            <text:p>0.6673</text:p>
          </table:table-cell>
          <table:table-cell office:value-type="float" office:value="1.7162">
            <text:p>1.7162</text:p>
          </table:table-cell>
          <table:table-cell office:value-type="float" office:value="1.2205">
            <text:p>1.2205</text:p>
          </table:table-cell>
          <table:table-cell table:number-columns-repeated="98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ANCE TELECOM/FTE.PA/FR0000133308</text:p>
          </table:table-cell>
          <table:table-cell office:value-type="string">
            <text:p>6535 Fixed Line Telecommunications</text:p>
          </table:table-cell>
          <table:table-cell office:value-type="float" office:value="9.91">
            <text:p>9.91</text:p>
          </table:table-cell>
          <table:table-cell office:value-type="float" office:value="14.2">
            <text:p>14.2</text:p>
          </table:table-cell>
          <table:table-cell office:value-type="float" office:value="1.4">
            <text:p>1.4</text:p>
          </table:table-cell>
          <table:table-cell office:value-type="float" office:value="0.1412">
            <text:p>0.1412</text:p>
          </table:table-cell>
          <table:table-cell office:value-type="float" office:value="0.96">
            <text:p>0.96</text:p>
          </table:table-cell>
          <table:table-cell office:value-type="float" office:value="0.14">
            <text:p>0.14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-0.3021">
            <text:p>-0.3021</text:p>
          </table:table-cell>
          <table:table-cell office:value-type="float" office:value="4.021">
            <text:p>4.021</text:p>
          </table:table-cell>
          <table:table-cell office:value-type="float" office:value="2.4705">
            <text:p>2.4705</text:p>
          </table:table-cell>
          <table:table-cell office:value-type="float" office:value="0">
            <text:p>0</text:p>
          </table:table-cell>
          <table:table-cell office:value-type="float" office:value="2.64">
            <text:p>2.64</text:p>
          </table:table-cell>
          <table:table-cell office:value-type="string">
            <text:p>NA</text:p>
          </table:table-cell>
          <table:table-cell office:value-type="float" office:value="0.2714">
            <text:p>0.2714</text:p>
          </table:table-cell>
          <table:table-cell office:value-type="float" office:value="0.3117">
            <text:p>0.3117</text:p>
          </table:table-cell>
          <table:table-cell office:value-type="float" office:value="1.46">
            <text:p>1.46</text:p>
          </table:table-cell>
          <table:table-cell office:value-type="float" office:value="0">
            <text:p>0</text:p>
          </table:table-cell>
          <table:table-cell office:value-type="float" office:value="6.78">
            <text:p>6.78</text:p>
          </table:table-cell>
          <table:table-cell table:number-columns-repeated="2" office:value-type="string">
            <text:p>NA</text:p>
          </table:table-cell>
          <table:table-cell office:value-type="float" office:value="0.548">
            <text:p>0.548</text:p>
          </table:table-cell>
          <table:table-cell office:value-type="float" office:value="1.47">
            <text:p>1.47</text:p>
          </table:table-cell>
          <table:table-cell office:value-type="float" office:value="1.38">
            <text:p>1.38</text:p>
          </table:table-cell>
          <table:table-cell office:value-type="float" office:value="6.74">
            <text:p>6.74</text:p>
          </table:table-cell>
          <table:table-cell office:value-type="float" office:value="-0.06">
            <text:p>-0.06</text:p>
          </table:table-cell>
          <table:table-cell office:value-type="float" office:value="-1.1233">
            <text:p>-1.1233</text:p>
          </table:table-cell>
          <table:table-cell office:value-type="float" office:value="1.4494">
            <text:p>1.4494</text:p>
          </table:table-cell>
          <table:table-cell office:value-type="float" office:value="1.44">
            <text:p>1.44</text:p>
          </table:table-cell>
          <table:table-cell office:value-type="float" office:value="1.33">
            <text:p>1.33</text:p>
          </table:table-cell>
          <table:table-cell office:value-type="float" office:value="6.88">
            <text:p>6.88</text:p>
          </table:table-cell>
          <table:table-cell office:value-type="float" office:value="-0.07">
            <text:p>-0.07</text:p>
          </table:table-cell>
          <table:table-cell office:value-type="float" office:value="-0.9828">
            <text:p>-0.9828</text:p>
          </table:table-cell>
          <table:table-cell office:value-type="float" office:value="1.4006">
            <text:p>1.4006</text:p>
          </table:table-cell>
          <table:table-cell office:value-type="float" office:value="1.1326">
            <text:p>1.1326</text:p>
          </table:table-cell>
          <table:table-cell office:value-type="float" office:value="0.7221">
            <text:p>0.7221</text:p>
          </table:table-cell>
          <table:table-cell office:value-type="float" office:value="1.8217">
            <text:p>1.8217</text:p>
          </table:table-cell>
          <table:table-cell office:value-type="float" office:value="1.3049">
            <text:p>1.3049</text:p>
          </table:table-cell>
          <table:table-cell table:number-columns-repeated="98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VIVA/AV.L/GB0002162385</text:p>
          </table:table-cell>
          <table:table-cell office:value-type="string">
            <text:p>Finance</text:p>
          </table:table-cell>
          <table:table-cell office:value-type="float" office:value="278">
            <text:p>278</text:p>
          </table:table-cell>
          <table:table-cell office:value-type="float" office:value="422.6">
            <text:p>422.6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2.17">
            <text:p>2.17</text:p>
          </table:table-cell>
          <table:table-cell office:value-type="float" office:value="0.09">
            <text:p>0.09</text:p>
          </table:table-cell>
          <table:table-cell office:value-type="float" office:value="1.55">
            <text:p>1.55</text:p>
          </table:table-cell>
          <table:table-cell office:value-type="float" office:value="3.34">
            <text:p>3.34</text:p>
          </table:table-cell>
          <table:table-cell office:value-type="float" office:value="-0.3421">
            <text:p>-0.3421</text:p>
          </table:table-cell>
          <table:table-cell office:value-type="float" office:value="4.421">
            <text:p>4.421</text:p>
          </table:table-cell>
          <table:table-cell office:value-type="float" office:value="3.8805">
            <text:p>3.8805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0.4421">
            <text:p>0.4421</text:p>
          </table:table-cell>
          <table:table-cell office:value-type="string">
            <text:p>NA</text:p>
          </table:table-cell>
          <table:table-cell office:value-type="float" office:value="0.22">
            <text:p>0.22</text:p>
          </table:table-cell>
          <table:table-cell office:value-type="float" office:value="6">
            <text:p>6</text:p>
          </table:table-cell>
          <table:table-cell office:value-type="float" office:value="55.72">
            <text:p>55.72</text:p>
          </table:table-cell>
          <table:table-cell office:value-type="float" office:value="46.33">
            <text:p>46.33</text:p>
          </table:table-cell>
          <table:table-cell office:value-type="float" office:value="8.28">
            <text:p>8.28</text:p>
          </table:table-cell>
          <table:table-cell office:value-type="float" office:value="0.0559">
            <text:p>0.0559</text:p>
          </table:table-cell>
          <table:table-cell office:value-type="float" office:value="1.0047">
            <text:p>1.0047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A</text:p>
          </table:table-cell>
          <table:table-cell office:value-type="float" office:value="17">
            <text:p>17</text:p>
          </table:table-cell>
          <table:table-cell office:value-type="float" office:value="55.72">
            <text:p>55.72</text:p>
          </table:table-cell>
          <table:table-cell office:value-type="float" office:value="16.35">
            <text:p>16.35</text:p>
          </table:table-cell>
          <table:table-cell office:value-type="float" office:value="2.27">
            <text:p>2.27</text:p>
          </table:table-cell>
          <table:table-cell office:value-type="float" office:value="0.072">
            <text:p>0.072</text:p>
          </table:table-cell>
          <table:table-cell office:value-type="float" office:value="0.3313">
            <text:p>0.3313</text:p>
          </table:table-cell>
          <table:table-cell office:value-type="float" office:value="0.668">
            <text:p>0.668</text:p>
          </table:table-cell>
          <table:table-cell office:value-type="float" office:value="0.444">
            <text:p>0.444</text:p>
          </table:table-cell>
          <table:table-cell office:value-type="float" office:value="1.7696">
            <text:p>1.7696</text:p>
          </table:table-cell>
          <table:table-cell office:value-type="float" office:value="1.5895">
            <text:p>1.5895</text:p>
          </table:table-cell>
          <table:table-cell table:style-name="ce2" table:number-columns-repeated="98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GESJAUNES/PAJ.PA/FR0010096354</text:p>
          </table:table-cell>
          <table:table-cell office:value-type="string">
            <text:p>5557 Publishing</text:p>
          </table:table-cell>
          <table:table-cell office:value-type="float" office:value="1.58">
            <text:p>1.58</text:p>
          </table:table-cell>
          <table:table-cell office:value-type="float" office:value="6.22">
            <text:p>6.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-0.7459">
            <text:p>-0.7459</text:p>
          </table:table-cell>
          <table:table-cell table:number-columns-repeated="2" office:value-type="float" office:value="8.459">
            <text:p>8.459</text:p>
          </table:table-cell>
          <table:table-cell office:value-type="float" office:value="0">
            <text:p>0</text:p>
          </table:table-cell>
          <table:table-cell office:value-type="float" office:value="2.62">
            <text:p>2.62</text:p>
          </table:table-cell>
          <table:table-cell office:value-type="string">
            <text:p>NA</text:p>
          </table:table-cell>
          <table:table-cell office:value-type="float" office:value="0.8354">
            <text:p>0.8354</text:p>
          </table:table-cell>
          <table:table-cell office:value-type="float" office:value="0.262">
            <text:p>0.262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2.39">
            <text:p>2.39</text:p>
          </table:table-cell>
          <table:table-cell table:number-columns-repeated="2" office:value-type="string">
            <text:p>NA</text:p>
          </table:table-cell>
          <table:table-cell office:value-type="float" office:value="0.8407">
            <text:p>0.8407</text:p>
          </table:table-cell>
          <table:table-cell office:value-type="float" office:value="0.7">
            <text:p>0.7</text:p>
          </table:table-cell>
          <table:table-cell office:value-type="float" office:value="0.64">
            <text:p>0.64</text:p>
          </table:table-cell>
          <table:table-cell office:value-type="float" office:value="2.25">
            <text:p>2.25</text:p>
          </table:table-cell>
          <table:table-cell office:value-type="float" office:value="-0.08">
            <text:p>-0.08</text:p>
          </table:table-cell>
          <table:table-cell office:value-type="float" office:value="-0.2812">
            <text:p>-0.2812</text:p>
          </table:table-cell>
          <table:table-cell office:value-type="float" office:value="1.2083">
            <text:p>1.2083</text:p>
          </table:table-cell>
          <table:table-cell office:value-type="float" office:value="0.67">
            <text:p>0.67</text:p>
          </table:table-cell>
          <table:table-cell office:value-type="float" office:value="0.65">
            <text:p>0.65</text:p>
          </table:table-cell>
          <table:table-cell office:value-type="float" office:value="2.35">
            <text:p>2.35</text:p>
          </table:table-cell>
          <table:table-cell office:value-type="float" office:value="-0.02">
            <text:p>-0.02</text:p>
          </table:table-cell>
          <table:table-cell office:value-type="float" office:value="-1.175">
            <text:p>-1.175</text:p>
          </table:table-cell>
          <table:table-cell office:value-type="float" office:value="1.5033">
            <text:p>1.5033</text:p>
          </table:table-cell>
          <table:table-cell office:value-type="float" office:value="1.1841">
            <text:p>1.1841</text:p>
          </table:table-cell>
          <table:table-cell office:value-type="float" office:value="0.723">
            <text:p>0.723</text:p>
          </table:table-cell>
          <table:table-cell table:number-columns-repeated="2" office:value-type="float" office:value="3.3017">
            <text:p>3.3017</text:p>
          </table:table-cell>
          <table:table-cell table:style-name="ce2" table:number-columns-repeated="983"/>
        </table:table-row>
        <table:table-row table:style-name="ro1" table:number-rows-repeated="2">
          <table:table-cell table:number-columns-repeated="41"/>
          <table:table-cell table:style-name="ce2" table:number-columns-repeated="983"/>
        </table:table-row>
        <table:table-row table:style-name="ro1">
          <table:table-cell table:style-name="ce1"/>
          <table:table-cell table:style-name="ce1" office:value-type="string">
            <text:p>FORMULAS CHECK:</text:p>
          </table:table-cell>
          <table:table-cell table:style-name="ce1" table:number-columns-repeated="1022"/>
        </table:table-row>
        <table:table-row table:style-name="ro1">
          <table:table-cell table:style-name="ce2"/>
          <table:table-cell table:style-name="ce2" table:formula="of:=[.B13]" office:value-type="string" office:string-value="Google Inc./GOOG/US38259P5089">
            <text:p>Google Inc./GOOG/US38259P5089</text:p>
          </table:table-cell>
          <table:table-cell table:style-name="ce2" table:number-columns-repeated="8"/>
          <table:table-cell table:style-name="ce2" table:formula="of:=ABS([.H13]/0.5-1)" office:value-type="float" office:value="0">
            <text:p>#VALUE!</text:p>
          </table:table-cell>
          <table:table-cell table:style-name="ce2"/>
          <table:table-cell table:style-name="ce1" table:formula="of:=IF([.L13]&gt;0.1; ABS(0.1/0.1-1) ; IF([.L13]&lt;0; ABS(((0.1*2+ABS([.L13]))/0.1)-1); ABS([.L13]/0.1-1)))" office:value-type="float" office:value="0">
            <text:p>0</text:p>
          </table:table-cell>
          <table:table-cell table:style-name="ce2" table:formula="of:=([.M22])/2" office:value-type="float" office:value="0">
            <text:p>0</text:p>
          </table:table-cell>
          <table:table-cell table:style-name="ce2" table:formula="of:=ABS((5-[.O13])/5-1)" office:value-type="float" office:value="0.36">
            <text:p>0.36</text:p>
          </table:table-cell>
          <table:table-cell table:style-name="ce2" table:formula="of:=ABS((5-[.P13])/5-1)" office:value-type="float" office:value="0.316">
            <text:p>0.316</text:p>
          </table:table-cell>
          <table:table-cell table:formula="of:=IF([.Q13]&gt;0.3; ABS((0.3/0.3)-1); ABS(([.Q13]/0.3)-1))" office:value-type="float" office:value="0.0453333333333336">
            <text:p>0.0453333333</text:p>
          </table:table-cell>
          <table:table-cell table:formula="of:=IF([.R13]&gt;0.3; ABS((0.3/0.3)-1); ABS(([.R13]/0.3)-1))" office:value-type="float" office:value="0.00466666666666671">
            <text:p>0.0046666667</text:p>
          </table:table-cell>
          <table:table-cell table:formula="of:=((SUM([.O22]+[.P22])/COUNTIF([.O22:.P22];&quot;&lt;&gt;0&quot;)+(SUM([.Q22]+[.R22])/COUNTIF([.Q13:.R13];&quot;&lt;&gt;NA&quot;))))/2" office:value-type="float" office:value="0.1815">
            <text:p>0.1815</text:p>
          </table:table-cell>
          <table:table-cell table:style-name="ce2" table:number-columns-repeated="2"/>
          <table:table-cell table:style-name="ce2" table:formula="of:=[.D13]/[.T13]" office:value-type="float" office:value="17.500303030303">
            <text:p>17.5003030303</text:p>
          </table:table-cell>
          <table:table-cell table:style-name="ce2" table:formula="of:=([.U13]-[.T13])/[.T13]" office:value-type="float" office:value="0.310909090909091">
            <text:p>0.3109090909</text:p>
          </table:table-cell>
          <table:table-cell table:style-name="ce2" table:formula="of:=ROUNDDOWN([.V22];2)/ROUNDDOWN([.W22];2)/100" office:value-type="float" office:value="0.564516129032258">
            <text:p>0.564516129</text:p>
          </table:table-cell>
          <table:table-cell table:style-name="ce2" table:formula="of:=(ABS(([.V13]/15)-1)+IF([.W13]&gt;0.2; ABS((0.2/0.2)-1); ABS(([.W13]/0.2)-1))+ABS(([.X13]/0.75)-1))/3" office:value-type="float" office:value="0.138">
            <text:p>0.138</text:p>
          </table:table-cell>
          <table:table-cell table:style-name="ce2" table:number-columns-repeated="2"/>
          <table:table-cell table:style-name="ce2" table:formula="of:=[.D13]/[.Z13]" office:value-type="float" office:value="16.0108123093984">
            <text:p>16.0108123094</text:p>
          </table:table-cell>
          <table:table-cell table:style-name="ce2" table:formula="of:=([.AA13]-[.Z13])/[.Z13]" office:value-type="float" office:value="0.193789853063488">
            <text:p>0.1937898531</text:p>
          </table:table-cell>
          <table:table-cell table:style-name="ce2" table:formula="of:=ROUNDDOWN([.AB22];2)/ROUNDDOWN([.AC22];2)/100" office:value-type="float" office:value="0.842631578947369">
            <text:p>0.8426315789</text:p>
          </table:table-cell>
          <table:table-cell table:style-name="ce2" table:formula="of:=(ABS(([.AB13]/15)-1)+ABS(([.AC13]/0.2)-1)+ABS(([.AD13]/0.75)-1))/3" office:value-type="float" office:value="0.0802666666666667">
            <text:p>0.0802666667</text:p>
          </table:table-cell>
          <table:table-cell table:style-name="ce2" table:number-columns-repeated="2"/>
          <table:table-cell table:style-name="ce2" table:formula="of:=[.D13]/[.AF13]" office:value-type="float" office:value="17.5056077599272">
            <text:p>17.5056077599</text:p>
          </table:table-cell>
          <table:table-cell table:style-name="ce2" table:formula="of:=([.AG13]-[.AF13])/[.AF13]" office:value-type="float" office:value="0.31130645650197">
            <text:p>0.3113064565</text:p>
          </table:table-cell>
          <table:table-cell table:style-name="ce2" table:formula="of:=ROUNDDOWN([.AH22];2)/ROUNDDOWN([.AI22];2)/100" office:value-type="float" office:value="0.564516129032258">
            <text:p>0.564516129</text:p>
          </table:table-cell>
          <table:table-cell table:style-name="ce2" table:formula="of:=(ABS(([.AH13]/15)-1)+ABS((0.2/0.2)-1)+ABS(([.AJ13]/0.75)-1))/3" office:value-type="float" office:value="0.138">
            <text:p>0.138</text:p>
          </table:table-cell>
          <table:table-cell table:style-name="ce2" table:formula="of:=([.Y22]+[.AE22]+[.AK22])/3" office:value-type="float" office:value="0.118755555555556">
            <text:p>0.1187555556</text:p>
          </table:table-cell>
          <table:table-cell table:style-name="ce2" table:formula="of:=([.S22]+[.AL22])/2" office:value-type="float" office:value="0.150127777777778">
            <text:p>0.1501277778</text:p>
          </table:table-cell>
          <table:table-cell table:style-name="ce2" table:formula="of:=([.M22]+[.S22]+[.AL22])/3" office:value-type="float" office:value="0.100085185185185">
            <text:p>0.1000851852</text:p>
          </table:table-cell>
          <table:table-cell table:style-name="ce2" table:formula="of:=([.N22]+[.S22]+[.AL22])/3" office:value-type="float" office:value="0.100085185185185">
            <text:p>0.1000851852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table:formula="of:=[.B14]" office:value-type="string" office:string-value="VINCI/DG.PA/FR0000125486">
            <text:p>VINCI/DG.PA/FR0000125486</text:p>
          </table:table-cell>
          <table:table-cell table:style-name="ce2" table:number-columns-repeated="8"/>
          <table:table-cell table:style-name="ce2" table:formula="of:=ABS([.H14]/0.5-1)" office:value-type="float" office:value="0">
            <text:p>0</text:p>
          </table:table-cell>
          <table:table-cell table:style-name="ce2"/>
          <table:table-cell table:style-name="ce1" table:formula="of:=IF([.L14]&gt;0.1; ABS(0.1/0.1-1) ; IF([.L14]&lt;0; ABS(((0.1*2+ABS([.L14]))/0.1)-1); ABS([.L14]/0.1-1)))" office:value-type="float" office:value="2.682">
            <text:p>2.682</text:p>
          </table:table-cell>
          <table:table-cell table:style-name="ce2" table:formula="of:=([.M23])/2" office:value-type="float" office:value="1.341">
            <text:p>1.341</text:p>
          </table:table-cell>
          <table:table-cell table:style-name="ce2" table:formula="of:=ABS((5-[.O14])/5-1)" office:value-type="float" office:value="0">
            <text:p>0</text:p>
          </table:table-cell>
          <table:table-cell table:style-name="ce2" table:formula="of:=ABS((5-[.P14])/5-1)" office:value-type="float" office:value="0.258">
            <text:p>0.258</text:p>
          </table:table-cell>
          <table:table-cell table:formula="of:=IF([.Q14]&gt;0.3; ABS((0.3/0.3)-1); ABS(([.Q14]/0.3)-1))" office:value-type="float" office:value="0">
            <text:p>0</text:p>
          </table:table-cell>
          <table:table-cell table:formula="of:=IF([.R14]&gt;0.3; ABS((0.3/0.3)-1); ABS(([.R14]/0.3)-1))" office:value-type="float" office:value="0">
            <text:p>0</text:p>
          </table:table-cell>
          <table:table-cell table:formula="of:=((SUM([.O23]+[.P23])/COUNTIF([.O23:.P23];&quot;&lt;&gt;0&quot;)+(SUM([.Q23]+[.R23])/COUNTIF([.Q14:.R14];&quot;&lt;&gt;NA&quot;))))/2" office:value-type="float" office:value="0.129">
            <text:p>0.129</text:p>
          </table:table-cell>
          <table:table-cell table:style-name="ce2" table:number-columns-repeated="2"/>
          <table:table-cell table:style-name="ce2" table:formula="of:=[.D14]/[.T14]" office:value-type="float" office:value="9.97701149425287">
            <text:p>9.9770114943</text:p>
          </table:table-cell>
          <table:table-cell table:style-name="ce2" table:formula="of:=([.U14]-[.T14])/[.T14]" office:value-type="float" office:value="-1">
            <text:p>-1</text:p>
          </table:table-cell>
          <table:table-cell table:style-name="ce2" table:formula="of:=ROUNDDOWN([.V23];2)/ROUNDDOWN([.W23];2)/100" office:value-type="float" office:value="-0.0997">
            <text:p>-0.0997</text:p>
          </table:table-cell>
          <table:table-cell table:style-name="ce2" table:formula="of:=(ABS(([.V14]/15)-1))" office:value-type="float" office:value="0.335333333333333">
            <text:p>0.3353333333</text:p>
          </table:table-cell>
          <table:table-cell table:style-name="ce2" table:number-columns-repeated="2"/>
          <table:table-cell table:style-name="ce2" table:formula="of:=[.D14]/[.Z14]" office:value-type="float" office:value="9.97701149425287">
            <text:p>9.9770114943</text:p>
          </table:table-cell>
          <table:table-cell table:style-name="ce2" table:formula="of:=([.AA14]-[.Z14])/[.Z14]" office:value-type="float" office:value="0.0316091954022988">
            <text:p>0.0316091954</text:p>
          </table:table-cell>
          <table:table-cell table:style-name="ce2" table:formula="of:=ROUNDDOWN([.AB23];2)/ROUNDDOWN([.AC23];2)/100" office:value-type="float" office:value="3.32333333333333">
            <text:p>3.3233333333</text:p>
          </table:table-cell>
          <table:table-cell table:style-name="ce2" table:formula="of:=(ABS(([.AB14]/15)-1)+ABS(([.AC14]/0.2)-1)+ABS(([.AD14]/0.75)-1))/3" office:value-type="float" office:value="1.5388">
            <text:p>1.5388</text:p>
          </table:table-cell>
          <table:table-cell table:style-name="ce2" table:number-columns-repeated="2"/>
          <table:table-cell table:style-name="ce2" table:formula="of:=[.D14]/[.AF14]" office:value-type="float" office:value="0">
            <text:p>#DIV/0!</text:p>
          </table:table-cell>
          <table:table-cell table:style-name="ce2" table:formula="of:=([.AG14]-[.AF14])/[.AF14]" office:value-type="float" office:value="0">
            <text:p>#DIV/0!</text:p>
          </table:table-cell>
          <table:table-cell table:style-name="ce2" table:formula="of:=ROUNDDOWN([.AH23];2)/ROUNDDOWN([.AI23];2)/100" office:value-type="float" office:value="0">
            <text:p>#DIV/0!</text:p>
          </table:table-cell>
          <table:table-cell table:style-name="ce2" table:formula="of:=(ABS(([.AH14]/15)-1)+ABS((0.2/0.2)-1)+ABS(([.AJ14]/0.75)-1))/3" office:value-type="float" office:value="0">
            <text:p>#VALUE!</text:p>
          </table:table-cell>
          <table:table-cell table:style-name="ce2" table:formula="of:=([.Y23]+[.AE23])/2" office:value-type="float" office:value="0.937066666666667">
            <text:p>0.9370666667</text:p>
          </table:table-cell>
          <table:table-cell table:style-name="ce2" table:formula="of:=([.S23]+[.AL23])/2" office:value-type="float" office:value="0.533033333333333">
            <text:p>0.5330333333</text:p>
          </table:table-cell>
          <table:table-cell table:style-name="ce2" table:formula="of:=([.M23]+[.S23]+[.AL23])/3" office:value-type="float" office:value="1.24935555555556">
            <text:p>1.2493555556</text:p>
          </table:table-cell>
          <table:table-cell table:style-name="ce2" table:formula="of:=([.N23]+[.S23]+[.AL23])/3" office:value-type="float" office:value="0.802355555555556">
            <text:p>0.8023555556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table:formula="of:=[.B15]" office:value-type="string" office:string-value="ADMIRAL GRP ORD 0.1P/ADM.L/GB00B02J6398">
            <text:p>ADMIRAL GRP ORD 0.1P/ADM.L/GB00B02J6398</text:p>
          </table:table-cell>
          <table:table-cell table:style-name="ce2" table:number-columns-repeated="8"/>
          <table:table-cell table:style-name="ce2" table:formula="of:=ABS([.H15]/0.5-1)" office:value-type="float" office:value="0.84">
            <text:p>0.84</text:p>
          </table:table-cell>
          <table:table-cell table:style-name="ce2"/>
          <table:table-cell table:style-name="ce1" table:formula="of:=IF([.L15]&gt;0.1; ABS(0.1/0.1-1) ; IF([.L15]&lt;0; ABS(((0.1*2+ABS([.L15]))/0.1)-1); ABS([.L15]/0.1-1)))" office:value-type="float" office:value="3.814">
            <text:p>3.814</text:p>
          </table:table-cell>
          <table:table-cell table:style-name="ce2" table:formula="of:=([.K24]+[.M24])/2" office:value-type="float" office:value="2.327">
            <text:p>2.327</text:p>
          </table:table-cell>
          <table:table-cell table:style-name="ce2" table:formula="of:=ABS((5-[.O15])/5-1)" office:value-type="float" office:value="0">
            <text:p>0</text:p>
          </table:table-cell>
          <table:table-cell table:style-name="ce2" table:formula="of:=ABS((5-[.P15])/5-1)" office:value-type="float" office:value="0.61">
            <text:p>0.61</text:p>
          </table:table-cell>
          <table:table-cell table:formula="of:=IF([.Q15]&gt;0.3; ABS((0.3/0.3)-1); ABS(([.Q15]/0.3)-1))" office:value-type="float" office:value="0">
            <text:p>0</text:p>
          </table:table-cell>
          <table:table-cell table:formula="of:=IF([.R15]&gt;0.3; ABS((0.3/0.3)-1); ABS(([.R15]/0.3)-1))" office:value-type="float" office:value="1.091">
            <text:p>1.091</text:p>
          </table:table-cell>
          <table:table-cell table:formula="of:=((SUM([.O24]+[.P24])/COUNTIF([.O24:.P24];&quot;&lt;&gt;0&quot;)+(SUM([.Q24]+[.R24])/COUNTIF([.Q15:.R15];&quot;&lt;&gt;NA&quot;))))/2" office:value-type="float" office:value="0.8505">
            <text:p>0.8505</text:p>
          </table:table-cell>
          <table:table-cell table:style-name="ce2" table:number-columns-repeated="2"/>
          <table:table-cell table:style-name="ce2" table:formula="of:=[.D15]/[.T15]" office:value-type="float" office:value="14.2926829268293">
            <text:p>14.2926829268</text:p>
          </table:table-cell>
          <table:table-cell table:style-name="ce2" table:formula="of:=([.U15]-[.T15])/[.T15]" office:value-type="float" office:value="0.104634146341463">
            <text:p>0.1046341463</text:p>
          </table:table-cell>
          <table:table-cell table:style-name="ce2" table:formula="of:=ROUNDDOWN([.V24];2)/ROUNDDOWN([.W24];2)/100" office:value-type="float" office:value="1.429">
            <text:p>1.429</text:p>
          </table:table-cell>
          <table:table-cell table:style-name="ce2" table:formula="of:=(ABS(([.V15]/15)-1)+IF([.W15]&gt;0.2; ABS((0.2/0.2)-1); ABS(([.W15]/0.2)-1))+ABS(([.X15]/0.75)-1))/3" office:value-type="float" office:value="0.484222222222222">
            <text:p>0.4842222222</text:p>
          </table:table-cell>
          <table:table-cell table:style-name="ce2" table:number-columns-repeated="2"/>
          <table:table-cell table:style-name="ce2" table:formula="of:=[.D15]/[.Z15]" office:value-type="float" office:value="14.2944261495304">
            <text:p>14.2944261495</text:p>
          </table:table-cell>
          <table:table-cell table:style-name="ce2" table:formula="of:=([.AA15]-[.Z15])/[.Z15]" office:value-type="float" office:value="0.105378704720088">
            <text:p>0.1053787047</text:p>
          </table:table-cell>
          <table:table-cell table:style-name="ce2" table:formula="of:=ROUNDDOWN([.AB24];2)/ROUNDDOWN([.AC24];2)/100" office:value-type="float" office:value="1.429">
            <text:p>1.429</text:p>
          </table:table-cell>
          <table:table-cell table:style-name="ce2" table:formula="of:=(ABS(([.AB15]/15)-1)+ABS(([.AC15]/0.2)-1)+ABS(([.AD15]/0.75)-1))/3" office:value-type="float" office:value="0.484222222222222">
            <text:p>0.4842222222</text:p>
          </table:table-cell>
          <table:table-cell table:style-name="ce2" table:number-columns-repeated="2"/>
          <table:table-cell table:style-name="ce2" table:formula="of:=[.D15]/[.AF15]" office:value-type="float" office:value="0">
            <text:p>#DIV/0!</text:p>
          </table:table-cell>
          <table:table-cell table:style-name="ce2" table:formula="of:=([.AG15]-[.AF15])/[.AF15]" office:value-type="float" office:value="0">
            <text:p>#DIV/0!</text:p>
          </table:table-cell>
          <table:table-cell table:style-name="ce2" table:formula="of:=ROUNDDOWN([.AH24];2)/ROUNDDOWN([.AI24];2)/100" office:value-type="float" office:value="0">
            <text:p>#DIV/0!</text:p>
          </table:table-cell>
          <table:table-cell table:style-name="ce2" table:formula="of:=(ABS(([.AH15]/15)-1)+ABS(([.AI15]/0.2)-1)+ABS(([.AJ15]/0.75)-1))/3" office:value-type="float" office:value="0">
            <text:p>#VALUE!</text:p>
          </table:table-cell>
          <table:table-cell table:style-name="ce2" table:formula="of:=([.Y24]+[.AE24])/2" office:value-type="float" office:value="0.484222222222222">
            <text:p>0.4842222222</text:p>
          </table:table-cell>
          <table:table-cell table:style-name="ce2" table:formula="of:=([.S24]+[.AL24])/2" office:value-type="float" office:value="0.667361111111111">
            <text:p>0.6673611111</text:p>
          </table:table-cell>
          <table:table-cell table:style-name="ce2" table:formula="of:=([.M24]+[.S24]+[.AL24])/3" office:value-type="float" office:value="1.71624074074074">
            <text:p>1.7162407407</text:p>
          </table:table-cell>
          <table:table-cell table:style-name="ce2" table:formula="of:=([.N24]+[.S24]+[.AL24])/3" office:value-type="float" office:value="1.22057407407407">
            <text:p>1.2205740741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table:formula="of:=[.B16]" office:value-type="string" office:string-value="FRANCE TELECOM/FTE.PA/FR0000133308">
            <text:p>FRANCE TELECOM/FTE.PA/FR0000133308</text:p>
          </table:table-cell>
          <table:table-cell table:style-name="ce2" table:number-columns-repeated="8"/>
          <table:table-cell table:style-name="ce2" table:formula="of:=ABS([.H16]/0.5-1)" office:value-type="float" office:value="0.92">
            <text:p>0.92</text:p>
          </table:table-cell>
          <table:table-cell table:style-name="ce2"/>
          <table:table-cell table:style-name="ce1" table:formula="of:=IF([.L16]&gt;0.1; ABS(0.1/0.1-1) ; IF([.L16]&lt;0; ABS(((0.1*2+ABS([.L16]))/0.1)-1); ABS([.L16]/0.1-1)))" office:value-type="float" office:value="4.021">
            <text:p>4.021</text:p>
          </table:table-cell>
          <table:table-cell table:style-name="ce2" table:formula="of:=([.M25]+[.K25])/2" office:value-type="float" office:value="2.4705">
            <text:p>2.4705</text:p>
          </table:table-cell>
          <table:table-cell table:style-name="ce2" table:formula="of:=ABS((5-[.O16])/5-1)" office:value-type="float" office:value="0">
            <text:p>0</text:p>
          </table:table-cell>
          <table:table-cell table:style-name="ce2" table:formula="of:=ABS((5-[.P16])/5-1)" office:value-type="float" office:value="0.528">
            <text:p>0.528</text:p>
          </table:table-cell>
          <table:table-cell table:formula="of:=IF([.Q16]&gt;0.3; ABS((0.3/0.3)-1); ABS(([.Q16]/0.3)-1))" office:value-type="float" office:value="0">
            <text:p>0</text:p>
          </table:table-cell>
          <table:table-cell table:formula="of:=IF([.R16]&gt;0.3; ABS((0.3/0.3)-1); ABS(([.R16]/0.3)-1))" office:value-type="float" office:value="0.0953333333333334">
            <text:p>0.0953333333</text:p>
          </table:table-cell>
          <table:table-cell table:formula="of:=((SUM([.O25]+[.P25])/COUNTIF([.O25:.P25];&quot;&lt;&gt;0&quot;)+(SUM([.Q25]+[.R25])/COUNTIF([.Q16:.R16];&quot;&lt;&gt;NA&quot;))))/2" office:value-type="float" office:value="0.311666666666667">
            <text:p>0.3116666667</text:p>
          </table:table-cell>
          <table:table-cell table:style-name="ce2" table:number-columns-repeated="2"/>
          <table:table-cell table:style-name="ce2" table:formula="of:=[.D16]/[.T16]" office:value-type="float" office:value="6.78767123287671">
            <text:p>6.7876712329</text:p>
          </table:table-cell>
          <table:table-cell table:style-name="ce2" table:formula="of:=([.U16]-[.T16])/[.T16]" office:value-type="float" office:value="-1">
            <text:p>-1</text:p>
          </table:table-cell>
          <table:table-cell table:style-name="ce2" table:formula="of:=ROUNDDOWN([.V25];2)/ROUNDDOWN([.W25];2)/100" office:value-type="float" office:value="-0.0678">
            <text:p>-0.0678</text:p>
          </table:table-cell>
          <table:table-cell table:style-name="ce2" table:formula="of:=(ABS(([.V16]/15)-1))" office:value-type="float" office:value="0.548">
            <text:p>0.548</text:p>
          </table:table-cell>
          <table:table-cell table:style-name="ce2" table:number-columns-repeated="2"/>
          <table:table-cell table:style-name="ce2" table:formula="of:=[.D16]/[.Z16]" office:value-type="float" office:value="6.74149659863946">
            <text:p>6.7414965986</text:p>
          </table:table-cell>
          <table:table-cell table:style-name="ce2" table:formula="of:=([.AA16]-[.Z16])/[.Z16]" office:value-type="float" office:value="-0.0612244897959184">
            <text:p>-0.0612244898</text:p>
          </table:table-cell>
          <table:table-cell table:style-name="ce2" table:formula="of:=ROUNDDOWN([.AB25];2)/ROUNDDOWN([.AC25];2)/100" office:value-type="float" office:value="-1.12333333333333">
            <text:p>-1.1233333333</text:p>
          </table:table-cell>
          <table:table-cell table:style-name="ce2" table:formula="of:=(ABS(([.AB16]/15)-1)+ABS(([.AC16]/0.2)-1)+ABS(([.AD16]/0.75)-1))/3" office:value-type="float" office:value="1.44946666666667">
            <text:p>1.4494666667</text:p>
          </table:table-cell>
          <table:table-cell table:style-name="ce2" table:number-columns-repeated="2"/>
          <table:table-cell table:style-name="ce2" table:formula="of:=[.D16]/[.AF16]" office:value-type="float" office:value="6.88194444444444">
            <text:p>6.8819444444</text:p>
          </table:table-cell>
          <table:table-cell table:style-name="ce2" table:formula="of:=([.AG16]-[.AF16])/[.AF16]" office:value-type="float" office:value="-0.0763888888888888">
            <text:p>-0.0763888889</text:p>
          </table:table-cell>
          <table:table-cell table:style-name="ce2" table:formula="of:=ROUNDDOWN([.AH25];2)/ROUNDDOWN([.AI25];2)/100" office:value-type="float" office:value="-0.982857142857143">
            <text:p>-0.9828571429</text:p>
          </table:table-cell>
          <table:table-cell table:style-name="ce2" table:formula="of:=(ABS(([.AH16]/15)-1)+ABS(((0.2*2+ABS([.AI16]))/0.2)-1)+ABS(([.AJ16]/0.75)-1))/3" office:value-type="float" office:value="1.40057777777778">
            <text:p>1.4005777778</text:p>
          </table:table-cell>
          <table:table-cell table:style-name="ce2" table:formula="of:=([.Y25]+[.AE25]+[.AK25])/3" office:value-type="float" office:value="1.13268148148148">
            <text:p>1.1326814815</text:p>
          </table:table-cell>
          <table:table-cell table:style-name="ce2" table:formula="of:=([.S25]+[.AL25])/2" office:value-type="float" office:value="0.722174074074074">
            <text:p>0.7221740741</text:p>
          </table:table-cell>
          <table:table-cell table:style-name="ce2" table:formula="of:=([.M25]+[.S25]+[.AL25])/3" office:value-type="float" office:value="1.82178271604938">
            <text:p>1.821782716</text:p>
          </table:table-cell>
          <table:table-cell table:style-name="ce2" table:formula="of:=([.N25]+[.S25]+[.AL25])/3" office:value-type="float" office:value="1.30494938271605">
            <text:p>1.3049493827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table:formula="of:=[.B17]" office:value-type="string" office:string-value="AVIVA/AV.L/GB0002162385">
            <text:p>AVIVA/AV.L/GB0002162385</text:p>
          </table:table-cell>
          <table:table-cell table:style-name="ce2" table:number-columns-repeated="8"/>
          <table:table-cell table:style-name="ce2" table:formula="of:=ABS([.H17]/0.5-1)" office:value-type="float" office:value="3.34">
            <text:p>3.34</text:p>
          </table:table-cell>
          <table:table-cell table:style-name="ce2"/>
          <table:table-cell table:style-name="ce1" table:formula="of:=IF([.L17]&gt;0.1; ABS(0.1/0.1-1) ; IF([.L17]&lt;0; ABS(((0.1*2+ABS([.L17]))/0.1)-1); ABS([.L17]/0.1-1)))" office:value-type="float" office:value="4.421">
            <text:p>4.421</text:p>
          </table:table-cell>
          <table:table-cell table:style-name="ce2" table:formula="of:=([.M26]+[.K26])/2" office:value-type="float" office:value="3.8805">
            <text:p>3.8805</text:p>
          </table:table-cell>
          <table:table-cell table:style-name="ce2" table:formula="of:=ABS((5-[.O17])/5-1)" office:value-type="float" office:value="0.44">
            <text:p>0.44</text:p>
          </table:table-cell>
          <table:table-cell table:style-name="ce2" table:formula="of:=ABS((5-[.P17])/5-1)" office:value-type="float" office:value="0">
            <text:p>0</text:p>
          </table:table-cell>
          <table:table-cell table:formula="of:=IF([.Q17]&gt;0.3; ABS((0.3/0.3)-1); ABS(([.Q17]/0.3)-1))" office:value-type="float" office:value="0">
            <text:p>0</text:p>
          </table:table-cell>
          <table:table-cell table:formula="of:=IF([.R17]&gt;0.3; ABS((0.3/0.3)-1); ABS(([.R17]/0.3)-1))" office:value-type="float" office:value="0">
            <text:p>0</text:p>
          </table:table-cell>
          <table:table-cell table:formula="of:=((SUM([.O26]+[.P26])/COUNTIF([.O26:.P26];&quot;&lt;&gt;0&quot;)+(SUM([.Q26]+[.R26])/COUNTIF([.Q17:.R17];&quot;&lt;&gt;NA&quot;))))/2" office:value-type="float" office:value="0.22">
            <text:p>0.22</text:p>
          </table:table-cell>
          <table:table-cell table:style-name="ce2" table:number-columns-repeated="2"/>
          <table:table-cell table:style-name="ce2" table:formula="of:=[.D17]/[.T17]" office:value-type="float" office:value="46.3333333333333">
            <text:p>46.3333333333</text:p>
          </table:table-cell>
          <table:table-cell table:style-name="ce2" table:formula="of:=([.U17]-[.T17])/[.T17]" office:value-type="float" office:value="8.28666666666667">
            <text:p>8.2866666667</text:p>
          </table:table-cell>
          <table:table-cell table:style-name="ce2" table:formula="of:=ROUNDDOWN([.V26];2)/ROUNDDOWN([.W26];2)/100" office:value-type="float" office:value="0.0559541062801932">
            <text:p>0.0559541063</text:p>
          </table:table-cell>
          <table:table-cell table:style-name="ce2" table:formula="of:=(ABS(([.V17]/15)-1)+IF([.W17]&gt;0.2; ABS((0.2/0.2)-1); ABS(([.W17]/0.2)-1))+ABS(([.X17]/0.75)-1))/3" office:value-type="float" office:value="1.00471111111111">
            <text:p>1.0047111111</text:p>
          </table:table-cell>
          <table:table-cell table:style-name="ce2" table:number-columns-repeated="2"/>
          <table:table-cell table:style-name="ce2" table:formula="of:=[.D17]/[.Z17]" office:value-type="float" office:value="0">
            <text:p>#DIV/0!</text:p>
          </table:table-cell>
          <table:table-cell table:style-name="ce2" table:formula="of:=([.AA17]-[.Z17])/[.Z17]" office:value-type="float" office:value="0">
            <text:p>#DIV/0!</text:p>
          </table:table-cell>
          <table:table-cell table:style-name="ce2" table:formula="of:=ROUNDDOWN([.AB26];2)/ROUNDDOWN([.AC26];2)/100" office:value-type="float" office:value="0">
            <text:p>#DIV/0!</text:p>
          </table:table-cell>
          <table:table-cell table:style-name="ce2" table:formula="of:=(ABS(([.AB17]/15)-1)+ABS(([.AC17]/0.2)-1)+ABS(([.AD17]/0.75)-1))/3" office:value-type="float" office:value="0">
            <text:p>#VALUE!</text:p>
          </table:table-cell>
          <table:table-cell table:style-name="ce2" table:number-columns-repeated="2"/>
          <table:table-cell table:style-name="ce2" table:formula="of:=[.D17]/[.AF17]" office:value-type="float" office:value="16.3529411764706">
            <text:p>16.3529411765</text:p>
          </table:table-cell>
          <table:table-cell table:style-name="ce2" table:formula="of:=([.AG17]-[.AF17])/[.AF17]" office:value-type="float" office:value="2.27764705882353">
            <text:p>2.2776470588</text:p>
          </table:table-cell>
          <table:table-cell table:style-name="ce2" table:formula="of:=ROUNDDOWN([.AH26];2)/ROUNDDOWN([.AI26];2)/100" office:value-type="float" office:value="0.0720264317180617">
            <text:p>0.0720264317</text:p>
          </table:table-cell>
          <table:table-cell table:style-name="ce2" table:formula="of:=(ABS(([.AH17]/15)-1)+ABS((0.2/0.2)-1)+ABS(([.AJ17]/0.75)-1))/3" office:value-type="float" office:value="0.331333333333333">
            <text:p>0.3313333333</text:p>
          </table:table-cell>
          <table:table-cell table:style-name="ce2" table:formula="of:=([.Y26]+[.AK26])/2" office:value-type="float" office:value="0.668022222222222">
            <text:p>0.6680222222</text:p>
          </table:table-cell>
          <table:table-cell table:style-name="ce2" table:formula="of:=([.S26]+[.AL26])/2" office:value-type="float" office:value="0.444011111111111">
            <text:p>0.4440111111</text:p>
          </table:table-cell>
          <table:table-cell table:style-name="ce2" table:formula="of:=([.M26]+[.S26]+[.AL26])/3" office:value-type="float" office:value="1.76967407407407">
            <text:p>1.7696740741</text:p>
          </table:table-cell>
          <table:table-cell table:style-name="ce2" table:formula="of:=([.N26]+[.S26]+[.AL26])/3" office:value-type="float" office:value="1.58950740740741">
            <text:p>1.589507407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table:formula="of:=[.B18]" office:value-type="string" office:string-value="PAGESJAUNES/PAJ.PA/FR0010096354">
            <text:p>PAGESJAUNES/PAJ.PA/FR0010096354</text:p>
          </table:table-cell>
          <table:table-cell table:style-name="ce2" table:number-columns-repeated="8"/>
          <table:table-cell table:style-name="ce2" table:formula="of:=ABS([.H18]/0.5-1)" office:value-type="float" office:value="0">
            <text:p>#VALUE!</text:p>
          </table:table-cell>
          <table:table-cell table:style-name="ce2"/>
          <table:table-cell table:style-name="ce1" table:formula="of:=IF([.L18]&gt;0.1; ABS(0.1/0.1-1) ; IF([.L18]&lt;0; ABS(((0.1*2+ABS([.L18]))/0.1)-1); ABS([.L18]/0.1-1)))" office:value-type="float" office:value="8.459">
            <text:p>8.459</text:p>
          </table:table-cell>
          <table:table-cell table:style-name="ce2" table:formula="of:=([.M27])" office:value-type="float" office:value="8.459">
            <text:p>8.459</text:p>
          </table:table-cell>
          <table:table-cell table:style-name="ce2" table:formula="of:=ABS((5-[.O18])/5-1)" office:value-type="float" office:value="0">
            <text:p>0</text:p>
          </table:table-cell>
          <table:table-cell table:style-name="ce2" table:formula="of:=ABS((5-[.P18])/5-1)" office:value-type="float" office:value="0.524">
            <text:p>0.524</text:p>
          </table:table-cell>
          <table:table-cell table:formula="of:=IF([.Q18]&gt;0.3; ABS((0.3/0.3)-1); ABS(([.Q18]/0.3)-1))" office:value-type="float" office:value="0">
            <text:p>0</text:p>
          </table:table-cell>
          <table:table-cell table:formula="of:=IF([.R18]&gt;0.3; ABS((0.3/0.3)-1); ABS(([.R18]/0.3)-1))" office:value-type="float" office:value="0">
            <text:p>0</text:p>
          </table:table-cell>
          <table:table-cell table:formula="of:=((SUM([.O27]+[.P27])/COUNTIF([.O27:.P27];&quot;&lt;&gt;0&quot;)+(SUM([.Q27]+[.R27])/COUNTIF([.Q18:.R18];&quot;&lt;&gt;NA&quot;))))/2" office:value-type="float" office:value="0.262">
            <text:p>0.262</text:p>
          </table:table-cell>
          <table:table-cell table:style-name="ce2" table:number-columns-repeated="2"/>
          <table:table-cell table:style-name="ce2" table:formula="of:=[.D18]/[.T18]" office:value-type="float" office:value="2.39393939393939">
            <text:p>2.3939393939</text:p>
          </table:table-cell>
          <table:table-cell table:style-name="ce2" table:formula="of:=([.U18]-[.T18])/[.T18]" office:value-type="float" office:value="-1">
            <text:p>-1</text:p>
          </table:table-cell>
          <table:table-cell table:style-name="ce2" table:formula="of:=ROUNDDOWN([.V27];2)/ROUNDDOWN([.W27];2)/100" office:value-type="float" office:value="-0.0239">
            <text:p>-0.0239</text:p>
          </table:table-cell>
          <table:table-cell table:style-name="ce2" table:formula="of:=(ABS(([.V18]/15)-1))" office:value-type="float" office:value="0.840666666666667">
            <text:p>0.8406666667</text:p>
          </table:table-cell>
          <table:table-cell table:style-name="ce2" table:number-columns-repeated="2"/>
          <table:table-cell table:style-name="ce2" table:formula="of:=[.D18]/[.Z18]" office:value-type="float" office:value="2.25714285714286">
            <text:p>2.2571428571</text:p>
          </table:table-cell>
          <table:table-cell table:style-name="ce2" table:formula="of:=([.AA18]-[.Z18])/[.Z18]" office:value-type="float" office:value="-0.0857142857142858">
            <text:p>-0.0857142857</text:p>
          </table:table-cell>
          <table:table-cell table:style-name="ce2" table:formula="of:=ROUNDDOWN([.AB27];2)/ROUNDDOWN([.AC27];2)/100" office:value-type="float" office:value="-0.28125">
            <text:p>-0.28125</text:p>
          </table:table-cell>
          <table:table-cell table:style-name="ce2" table:formula="of:=(ABS(([.AB18]/15)-1)+ABS(([.AC18]/0.2)-1)+ABS(([.AD18]/0.75)-1))/3" office:value-type="float" office:value="1.20831111111111">
            <text:p>1.2083111111</text:p>
          </table:table-cell>
          <table:table-cell table:style-name="ce2" table:number-columns-repeated="2"/>
          <table:table-cell table:style-name="ce2" table:formula="of:=[.D18]/[.AF18]" office:value-type="float" office:value="2.35820895522388">
            <text:p>2.3582089552</text:p>
          </table:table-cell>
          <table:table-cell table:style-name="ce2" table:formula="of:=([.AG18]-[.AF18])/[.AF18]" office:value-type="float" office:value="-0.0298507462686567">
            <text:p>-0.0298507463</text:p>
          </table:table-cell>
          <table:table-cell table:style-name="ce2" table:formula="of:=ROUNDDOWN([.AH27];2)/ROUNDDOWN([.AI27];2)/100" office:value-type="float" office:value="-1.175">
            <text:p>-1.175</text:p>
          </table:table-cell>
          <table:table-cell table:style-name="ce2" table:formula="of:=(ABS(([.AH18]/15)-1)+ABS(((0.2*2+ABS([.AI18]))/0.2)-1)+ABS(([.AJ18]/0.75)-1))/3" office:value-type="float" office:value="1.50333333333333">
            <text:p>1.5033333333</text:p>
          </table:table-cell>
          <table:table-cell table:style-name="ce2" table:formula="of:=([.Y27]+[.AE27]+[.AK27])/3" office:value-type="float" office:value="1.1841037037037">
            <text:p>1.1841037037</text:p>
          </table:table-cell>
          <table:table-cell table:style-name="ce2" table:formula="of:=([.S27]+[.AL27])/2" office:value-type="float" office:value="0.723051851851852">
            <text:p>0.7230518519</text:p>
          </table:table-cell>
          <table:table-cell table:style-name="ce2" table:formula="of:=([.M27]+[.S27]+[.AL27])/3" office:value-type="float" office:value="3.3017012345679">
            <text:p>3.3017012346</text:p>
          </table:table-cell>
          <table:table-cell table:style-name="ce2" table:formula="of:=([.N27]+[.S27]+[.AL27])/3" office:value-type="float" office:value="3.3017012345679">
            <text:p>3.3017012346</text:p>
          </table:table-cell>
          <table:table-cell table:number-columns-repeated="98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5" table:number-columns-repeated="12" table:default-cell-style-name="Default"/>
        <table:table-row table:style-name="ro2">
          <table:table-cell office:value-type="string">
            <text:p>GOOG</text:p>
          </table:table-cell>
          <table:table-cell table:style-name="ce5" office:value-type="string">
            <text:p>yahoo</text:p>
          </table:table-cell>
          <table:table-cell office:value-type="string">
            <text:p>bourso</text:p>
          </table:table-cell>
          <table:table-cell office:value-type="string">
            <text:p>reuters</text:p>
          </table:table-cell>
          <table:table-cell office:value-type="string">
            <text:p>IBM</text:p>
          </table:table-cell>
          <table:table-cell table:style-name="ce5" office:value-type="string">
            <text:p>yahoo (us)</text:p>
          </table:table-cell>
          <table:table-cell office:value-type="string">
            <text:p>bourso</text:p>
          </table:table-cell>
          <table:table-cell office:value-type="string">
            <text:p>reuters</text:p>
          </table:table-cell>
          <table:table-cell office:value-type="string">
            <text:p>FTE</text:p>
          </table:table-cell>
          <table:table-cell table:style-name="ce5" office:value-type="string">
            <text:p>yahoo</text:p>
          </table:table-cell>
          <table:table-cell office:value-type="string">
            <text:p>bourso</text:p>
          </table:table-cell>
          <table:table-cell office:value-type="string">
            <text:p>reuters</text:p>
          </table:table-cell>
        </table:table-row>
        <table:table-row table:style-name="ro2">
          <table:table-cell table:style-name="ce3" office:value-type="string">
            <text:p>price</text:p>
          </table:table-cell>
          <table:table-cell table:style-name="ce6" office:value-type="float" office:value="561.09">
            <text:p>561.09</text:p>
          </table:table-cell>
          <table:table-cell table:style-name="ce8" office:value-type="float" office:value="581.53">
            <text:p>581.53</text:p>
          </table:table-cell>
          <table:table-cell table:style-name="ce7" office:value-type="float" office:value="583.4">
            <text:p>583.4</text:p>
          </table:table-cell>
          <table:table-cell table:style-name="ce9"/>
          <table:table-cell table:style-name="ce5" office:value-type="float" office:value="198.93">
            <text:p>198.93</text:p>
          </table:table-cell>
          <table:table-cell table:style-name="ce7" office:value-type="float" office:value="198.93">
            <text:p>198.93</text:p>
          </table:table-cell>
          <table:table-cell table:style-name="ce5" office:value-type="float" office:value="198.93">
            <text:p>198.93</text:p>
          </table:table-cell>
          <table:table-cell table:style-name="ce9"/>
          <table:table-cell table:style-name="ce5" office:value-type="float" office:value="9.87">
            <text:p>9.87</text:p>
          </table:table-cell>
          <table:table-cell table:style-name="ce5" office:value-type="float" office:value="9.865">
            <text:p>9.865</text:p>
          </table:table-cell>
          <table:table-cell table:style-name="ce5" office:value-type="float" office:value="9.86">
            <text:p>9.86</text:p>
          </table:table-cell>
        </table:table-row>
        <table:table-row table:style-name="ro2">
          <table:table-cell table:style-name="ce3" office:value-type="string">
            <text:p>current EPS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36.07">
            <text:p>36.07</text:p>
          </table:table-cell>
          <table:table-cell table:style-name="ce7" office:value-type="float" office:value="32.99">
            <text:p>32.99</text:p>
          </table:table-cell>
          <table:table-cell table:style-name="ce9"/>
          <table:table-cell table:style-name="ce5" office:value-type="float" office:value="13.41">
            <text:p>13.41</text:p>
          </table:table-cell>
          <table:table-cell table:style-name="ce7" office:value-type="float" office:value="15.04">
            <text:p>15.04</text:p>
          </table:table-cell>
          <table:table-cell table:style-name="ce5" office:value-type="float" office:value="13.41">
            <text:p>13.41</text:p>
          </table:table-cell>
          <table:table-cell table:style-name="ce9"/>
          <table:table-cell table:style-name="ce5" office:value-type="float" office:value="1.46">
            <text:p>1.46</text:p>
          </table:table-cell>
          <table:table-cell table:style-name="ce5" office:value-type="float" office:value="1.47">
            <text:p>1.47</text:p>
          </table:table-cell>
          <table:table-cell table:style-name="ce5" office:value-type="float" office:value="1.44">
            <text:p>1.44</text:p>
          </table:table-cell>
        </table:table-row>
        <table:table-row table:style-name="ro2">
          <table:table-cell table:style-name="ce4" office:value-type="string">
            <text:p>Est EPS</text:p>
          </table:table-cell>
          <table:table-cell table:style-name="ce7" office:value-type="float" office:value="43.28">
            <text:p>43.28</text:p>
          </table:table-cell>
          <table:table-cell table:style-name="ce7" office:value-type="float" office:value="43.06">
            <text:p>43.06</text:p>
          </table:table-cell>
          <table:table-cell table:style-name="ce7" office:value-type="float" office:value="43.28">
            <text:p>43.28</text:p>
          </table:table-cell>
          <table:table-cell table:style-name="ce9"/>
          <table:table-cell table:style-name="ce5" office:value-type="float" office:value="15.09">
            <text:p>15.09</text:p>
          </table:table-cell>
          <table:table-cell table:style-name="ce7" office:value-type="float" office:value="16.55">
            <text:p>16.55</text:p>
          </table:table-cell>
          <table:table-cell table:style-name="ce5" office:value-type="float" office:value="15.05">
            <text:p>15.05</text:p>
          </table:table-cell>
          <table:table-cell table:style-name="ce9"/>
          <table:table-cell table:style-name="ce9" office:value-type="string">
            <text:p>??</text:p>
          </table:table-cell>
          <table:table-cell table:style-name="ce5" office:value-type="float" office:value="1.38">
            <text:p>1.38</text:p>
          </table:table-cell>
          <table:table-cell table:style-name="ce5" office:value-type="float" office:value="1.33">
            <text:p>1.33</text:p>
          </table:table-cell>
        </table:table-row>
        <table:table-row table:style-name="ro1">
          <table:table-cell office:value-type="string">
            <text:p>PE</text:p>
          </table:table-cell>
          <table:table-cell table:formula="of:=[.B2]/[.B3]" office:value-type="float" office:value="17.0027272727273">
            <text:p>17.0027272727</text:p>
          </table:table-cell>
          <table:table-cell table:formula="of:=[.C2]/[.C3]" office:value-type="float" office:value="16.1222622678126">
            <text:p>16.1222622678</text:p>
          </table:table-cell>
          <table:table-cell table:formula="of:=[.D2]/[.D3]" office:value-type="float" office:value="17.6841467111246">
            <text:p>17.6841467111</text:p>
          </table:table-cell>
          <table:table-cell/>
          <table:table-cell table:formula="of:=[.F2]/[.F3]" office:value-type="float" office:value="14.834451901566">
            <text:p>14.8344519016</text:p>
          </table:table-cell>
          <table:table-cell table:formula="of:=[.G2]/[.G3]" office:value-type="float" office:value="13.2267287234043">
            <text:p>13.2267287234</text:p>
          </table:table-cell>
          <table:table-cell table:formula="of:=[.H2]/[.H3]" office:value-type="float" office:value="14.834451901566">
            <text:p>14.8344519016</text:p>
          </table:table-cell>
          <table:table-cell table:number-columns-repeated="2"/>
          <table:table-cell table:formula="of:=[.K2]/[.K3]" office:value-type="float" office:value="6.7108843537415">
            <text:p>6.7108843537</text:p>
          </table:table-cell>
          <table:table-cell table:formula="of:=[.L2]/[.L3]" office:value-type="float" office:value="6.84722222222222">
            <text:p>6.8472222222</text:p>
          </table:table-cell>
        </table:table-row>
        <table:table-row table:style-name="ro1">
          <table:table-cell office:value-type="string">
            <text:p>EPS Growth</text:p>
          </table:table-cell>
          <table:table-cell table:formula="of:=([.B4]-[.B3])/[.B3]*100" office:value-type="float" office:value="31.1515151515152">
            <text:p>31.1515151515</text:p>
          </table:table-cell>
          <table:table-cell table:formula="of:=([.C4]-[.C3])/[.C3]*100" office:value-type="float" office:value="19.3789853063488">
            <text:p>19.3789853063</text:p>
          </table:table-cell>
          <table:table-cell table:formula="of:=([.D4]-[.D3])/[.D3]*100" office:value-type="float" office:value="31.191270081843">
            <text:p>31.1912700818</text:p>
          </table:table-cell>
          <table:table-cell/>
          <table:table-cell table:formula="of:=([.F4]-[.F3])/[.F3]*100" office:value-type="float" office:value="12.5279642058166">
            <text:p>12.5279642058</text:p>
          </table:table-cell>
          <table:table-cell table:formula="of:=([.G4]-[.G3])/[.G3]*100" office:value-type="float" office:value="10.0398936170213">
            <text:p>10.039893617</text:p>
          </table:table-cell>
          <table:table-cell table:formula="of:=([.H4]-[.H3])/[.H3]*100" office:value-type="float" office:value="12.2296793437733">
            <text:p>12.2296793438</text:p>
          </table:table-cell>
          <table:table-cell table:number-columns-repeated="2"/>
          <table:table-cell table:formula="of:=([.K4]-[.K3])/[.K3]*100" office:value-type="float" office:value="-6.12244897959184">
            <text:p>-6.1224489796</text:p>
          </table:table-cell>
          <table:table-cell table:formula="of:=([.L4]-[.L3])/[.L3]*100" office:value-type="float" office:value="-7.63888888888888">
            <text:p>-7.6388888889</text:p>
          </table:table-cell>
        </table:table-row>
        <table:table-row table:style-name="ro1">
          <table:table-cell office:value-type="string">
            <text:p>PEG</text:p>
          </table:table-cell>
          <table:table-cell table:formula="of:=[.B5]/[.B6]" office:value-type="float" office:value="0.545807392996109">
            <text:p>0.545807393</text:p>
          </table:table-cell>
          <table:table-cell table:formula="of:=[.C5]/[.C6]" office:value-type="float" office:value="0.831945636623748">
            <text:p>0.8319456366</text:p>
          </table:table-cell>
          <table:table-cell table:formula="of:=[.D5]/[.D6]" office:value-type="float" office:value="0.566958211856171">
            <text:p>0.5669582119</text:p>
          </table:table-cell>
          <table:table-cell/>
          <table:table-cell table:formula="of:=[.F5]/[.F6]" office:value-type="float" office:value="1.18410714285714">
            <text:p>1.1841071429</text:p>
          </table:table-cell>
          <table:table-cell table:formula="of:=[.G5]/[.G6]" office:value-type="float" office:value="1.31741721854305">
            <text:p>1.3174172185</text:p>
          </table:table-cell>
          <table:table-cell table:formula="of:=[.H5]/[.H6]" office:value-type="float" office:value="1.21298780487805">
            <text:p>1.2129878049</text:p>
          </table:table-cell>
          <table:table-cell table:number-columns-repeated="2"/>
          <table:table-cell table:formula="of:=[.K5]/[.K6]" office:value-type="float" office:value="-1.09611111111111">
            <text:p>-1.0961111111</text:p>
          </table:table-cell>
          <table:table-cell table:formula="of:=[.L5]/[.L6]" office:value-type="float" office:value="-0.896363636363637">
            <text:p>-0.8963636364</text:p>
          </table:table-cell>
        </table:table-row>
        <table:table-row table:style-name="ro1">
          <table:table-cell office:value-type="string">
            <text:p>Target price</text:p>
          </table:table-cell>
          <table:table-cell table:formula="of:=[.B11]*[.B6]*[.B4]" office:value-type="float" office:value="984.21343030303">
            <text:p>984.213430303</text:p>
          </table:table-cell>
          <table:table-cell table:formula="of:=[.C11]*[.C6]*[.C4]" office:value-type="float" office:value="0">
            <text:p>0</text:p>
          </table:table-cell>
          <table:table-cell table:formula="of:=[.D11]*[.D6]*[.D4]" office:value-type="float" office:value="0">
            <text:p>0</text:p>
          </table:table-cell>
          <table:table-cell/>
          <table:table-cell table:formula="of:=[.F11]*[.F6]*[.F4]" office:value-type="float" office:value="0">
            <text:p>0</text:p>
          </table:table-cell>
          <table:table-cell table:formula="of:=[.G11]*[.G6]*[.G4]" office:value-type="float" office:value="0">
            <text:p>0</text:p>
          </table:table-cell>
          <table:table-cell table:formula="of:=[.H11]*[.H6]*[.H4]" office:value-type="float" office:value="0">
            <text:p>0</text:p>
          </table:table-cell>
          <table:table-cell table:number-columns-repeated="2"/>
          <table:table-cell table:formula="of:=[.K11]*[.K6]*[.K4]" office:value-type="float" office:value="-0">
            <text:p>0</text:p>
          </table:table-cell>
          <table:table-cell table:formula="of:=[.L11]*[.L6]*[.L4]" office:value-type="float" office:value="-0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2">
          <table:table-cell office:value-type="string">
            <text:p>Disp PEG</text:p>
          </table:table-cell>
          <table:table-cell office:value-type="float" office:value="0.73">
            <text:p>0.73</text:p>
          </table:table-cell>
          <table:table-cell table:number-columns-repeated="2"/>
          <table:table-cell/>
          <table:table-cell table:number-columns-repeated="3"/>
          <table:table-cell table:number-columns-repeated="2"/>
          <table:table-cell table:number-columns-repeated="2"/>
        </table:table-row>
      </table:table>
      <table:table table:name="Sheet3" table:style-name="ta1">
        <table:table-column table:style-name="co25" table:number-columns-repeated="7" table:default-cell-style-name="Default"/>
        <table:table-row table:style-name="ro1">
          <table:table-cell table:formula="of:=1/LOG(0.5)" office:value-type="float" office:value="-3.32192809488736">
            <text:p>-3.3219280949</text:p>
          </table:table-cell>
          <table:table-cell table:number-columns-repeated="6"/>
        </table:table-row>
        <table:table-row table:style-name="ro1">
          <table:table-cell table:formula="of:=LOG(0.5)" office:value-type="float" office:value="-0.301029995663981">
            <text:p>-0.3010299957</text:p>
          </table:table-cell>
          <table:table-cell table:number-columns-repeated="6"/>
        </table:table-row>
        <table:table-row table:style-name="ro1">
          <table:table-cell office:value-type="string">
            <text:p>value</text:p>
          </table:table-cell>
          <table:table-cell office:value-type="string">
            <text:p>ideal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MIN(ABS([.A4]-[.B4]);[.B4])" office:value-type="float" office:value="2">
            <text:p>2</text:p>
          </table:table-cell>
          <table:table-cell table:formula="of:=ABS(LOG([.B4]/[.A4]))" office:value-type="float" office:value="0.0543576623225927">
            <text:p>0.0543576623</text:p>
          </table:table-cell>
          <table:table-cell table:formula="of:=1/[.D4]" office:value-type="float" office:value="18.396670446668">
            <text:p>18.3966704467</text:p>
          </table:table-cell>
          <table:table-cell table:formula="of:=ABS([.A4]/[.B4]-1)" office:value-type="float" office:value="0.133333333333333">
            <text:p>0.1333333333</text:p>
          </table:table-cell>
          <table:table-cell table:formula="of:=LOG([.F4])" office:value-type="float" office:value="-0.8750612633917">
            <text:p>-0.8750612634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MIN(ABS([.A5]-[.B5]);[.B5])" office:value-type="float" office:value="0">
            <text:p>0</text:p>
          </table:table-cell>
          <table:table-cell table:formula="of:=ABS(LOG([.B5]/[.A5]))" office:value-type="float" office:value="0">
            <text:p>0</text:p>
          </table:table-cell>
          <table:table-cell table:formula="of:=1/[.D5]" office:value-type="float" office:value="0">
            <text:p>#DIV/0!</text:p>
          </table:table-cell>
          <table:table-cell table:formula="of:=ABS([.A5]/[.B5]-1)" office:value-type="float" office:value="0">
            <text:p>0</text:p>
          </table:table-cell>
          <table:table-cell table:formula="of:=LOG([.F5])" office:value-type="float" office:value="0">
            <text:p>Err:5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MIN(ABS([.A6]-[.B6]);[.B6])" office:value-type="float" office:value="5">
            <text:p>5</text:p>
          </table:table-cell>
          <table:table-cell table:formula="of:=ABS(LOG([.B6]/[.A6]))" office:value-type="float" office:value="0.176091259055681">
            <text:p>0.1760912591</text:p>
          </table:table-cell>
          <table:table-cell table:formula="of:=1/[.D6]" office:value-type="float" office:value="5.67887358726757">
            <text:p>5.6788735873</text:p>
          </table:table-cell>
          <table:table-cell table:formula="of:=ABS([.A6]/[.B6]-1)" office:value-type="float" office:value="0.333333333333333">
            <text:p>0.3333333333</text:p>
          </table:table-cell>
          <table:table-cell table:formula="of:=LOG([.F6])" office:value-type="float" office:value="-0.477121254719662">
            <text:p>-0.477121254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MIN(ABS([.A7]-[.B7]);[.B7])" office:value-type="float" office:value="2">
            <text:p>2</text:p>
          </table:table-cell>
          <table:table-cell table:formula="of:=ABS(LOG([.B7]/[.A7]))" office:value-type="float" office:value="0.0621479067488444">
            <text:p>0.0621479067</text:p>
          </table:table-cell>
          <table:table-cell table:formula="of:=1/[.D7]" office:value-type="float" office:value="16.0906465287923">
            <text:p>16.0906465288</text:p>
          </table:table-cell>
          <table:table-cell table:formula="of:=ABS([.A7]/[.B7]-1)" office:value-type="float" office:value="0.133333333333333">
            <text:p>0.1333333333</text:p>
          </table:table-cell>
          <table:table-cell table:formula="of:=LOG([.F7])" office:value-type="float" office:value="-0.8750612633917">
            <text:p>-0.875061263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MIN(ABS([.A8]-[.B8]);[.B8])" office:value-type="float" office:value="2">
            <text:p>2</text:p>
          </table:table-cell>
          <table:table-cell table:formula="of:=ABS(LOG([.B8]/[.A8]))" office:value-type="float" office:value="0.0621479067488445">
            <text:p>0.0621479067</text:p>
          </table:table-cell>
          <table:table-cell table:formula="of:=1/[.D8]" office:value-type="float" office:value="16.0906465287923">
            <text:p>16.0906465288</text:p>
          </table:table-cell>
          <table:table-cell table:formula="of:=ABS([.A8]/[.B8]-1)" office:value-type="float" office:value="0.153846153846154">
            <text:p>0.1538461538</text:p>
          </table:table-cell>
          <table:table-cell table:formula="of:=LOG([.F8])" office:value-type="float" office:value="-0.812913356642856">
            <text:p>-0.81291335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MIN(ABS([.A9]-[.B9]);[.B9])" office:value-type="float" office:value="5">
            <text:p>5</text:p>
          </table:table-cell>
          <table:table-cell table:formula="of:=ABS(LOG([.B9]/[.A9]))" office:value-type="float" office:value="0.176091259055681">
            <text:p>0.1760912591</text:p>
          </table:table-cell>
          <table:table-cell table:formula="of:=1/[.D9]" office:value-type="float" office:value="5.67887358726757">
            <text:p>5.6788735873</text:p>
          </table:table-cell>
          <table:table-cell table:formula="of:=ABS([.A9]/[.B9]-1)" office:value-type="float" office:value="0.333333333333333">
            <text:p>0.3333333333</text:p>
          </table:table-cell>
          <table:table-cell table:formula="of:=LOG([.F9])" office:value-type="float" office:value="-0.477121254719662">
            <text:p>-0.477121254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MIN(ABS([.A10]-[.B10]);[.B10])" office:value-type="float" office:value="5">
            <text:p>5</text:p>
          </table:table-cell>
          <table:table-cell table:formula="of:=ABS(LOG([.B10]/[.A10]))" office:value-type="float" office:value="0.1249387366083">
            <text:p>0.1249387366</text:p>
          </table:table-cell>
          <table:table-cell table:formula="of:=1/[.D10]" office:value-type="float" office:value="8.00392277965109">
            <text:p>8.0039227797</text:p>
          </table:table-cell>
          <table:table-cell table:formula="of:=ABS([.A10]/[.B10]-1)" office:value-type="float" office:value="0.333333333333333">
            <text:p>0.3333333333</text:p>
          </table:table-cell>
          <table:table-cell table:formula="of:=LOG([.F10])" office:value-type="float" office:value="-0.477121254719663">
            <text:p>-0.477121254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MIN(ABS([.A11]-[.B11]);[.B11])" office:value-type="float" office:value="1">
            <text:p>1</text:p>
          </table:table-cell>
          <table:table-cell table:formula="of:=ABS(LOG([.B11]/[.A11]))" office:value-type="float" office:value="0.0280287236002435">
            <text:p>0.0280287236</text:p>
          </table:table-cell>
          <table:table-cell table:formula="of:=1/[.D11]" office:value-type="float" office:value="35.6776860146179">
            <text:p>35.6776860146</text:p>
          </table:table-cell>
          <table:table-cell table:formula="of:=ABS([.A11]/[.B11]-1)" office:value-type="float" office:value="0.0666666666666667">
            <text:p>0.0666666667</text:p>
          </table:table-cell>
          <table:table-cell table:formula="of:=LOG([.F11])" office:value-type="float" office:value="-1.17609125905568">
            <text:p>-1.1760912591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MIN(ABS([.A12]-[.B12]);[.B12])" office:value-type="float" office:value="0">
            <text:p>0</text:p>
          </table:table-cell>
          <table:table-cell table:formula="of:=ABS(LOG([.B12]/[.A12]))" office:value-type="float" office:value="0">
            <text:p>0</text:p>
          </table:table-cell>
          <table:table-cell table:formula="of:=1/[.D12]" office:value-type="float" office:value="0">
            <text:p>#DIV/0!</text:p>
          </table:table-cell>
          <table:table-cell table:formula="of:=ABS([.A12]/[.B12]-1)" office:value-type="float" office:value="0">
            <text:p>0</text:p>
          </table:table-cell>
          <table:table-cell table:formula="of:=LOG([.F12])" office:value-type="float" office:value="0">
            <text:p>Err:5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MIN(ABS([.A13]-[.B13]);[.B13])" office:value-type="float" office:value="13">
            <text:p>13</text:p>
          </table:table-cell>
          <table:table-cell table:formula="of:=ABS(LOG([.B13]/[.A13]))" office:value-type="float" office:value="0.8750612633917">
            <text:p>0.8750612634</text:p>
          </table:table-cell>
          <table:table-cell table:formula="of:=1/[.D13]" office:value-type="float" office:value="1.142777130968">
            <text:p>1.142777131</text:p>
          </table:table-cell>
          <table:table-cell table:formula="of:=ABS([.A13]/[.B13]-1)" office:value-type="float" office:value="0.866666666666667">
            <text:p>0.8666666667</text:p>
          </table:table-cell>
          <table:table-cell table:formula="of:=LOG([.F13])" office:value-type="float" office:value="-0.0621479067488445">
            <text:p>-0.0621479067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.5">
            <text:p>0.5</text:p>
          </table:table-cell>
          <table:table-cell table:formula="of:=MIN(ABS([.A14]-[.B14]);[.B14])" office:value-type="float" office:value="0.42">
            <text:p>0.42</text:p>
          </table:table-cell>
          <table:table-cell table:formula="of:=ABS(LOG([.B14]/[.A14]))" office:value-type="float" office:value="0.264817823009536">
            <text:p>0.264817823</text:p>
          </table:table-cell>
          <table:table-cell table:formula="of:=1/[.D14]" office:value-type="float" office:value="3.7761808802574">
            <text:p>3.7761808803</text:p>
          </table:table-cell>
          <table:table-cell table:formula="of:=ABS([.A14]/[.B14]-1)" office:value-type="float" office:value="0.84">
            <text:p>0.84</text:p>
          </table:table-cell>
          <table:table-cell table:formula="of:=LOG([.F14])" office:value-type="float" office:value="-0.0757207139381183">
            <text:p>-0.0757207139</text:p>
          </table:table-cell>
        </table:table-row>
        <table:table-row table:style-name="ro1">
          <table:table-cell office:value-type="float" office:value="2.17">
            <text:p>2.17</text:p>
          </table:table-cell>
          <table:table-cell office:value-type="float" office:value="0.5">
            <text:p>0.5</text:p>
          </table:table-cell>
          <table:table-cell table:formula="of:=MIN(ABS([.A15]-[.B15]);[.B15])" office:value-type="float" office:value="0.5">
            <text:p>0.5</text:p>
          </table:table-cell>
          <table:table-cell table:formula="of:=ABS(LOG([.B15]/[.A15]))" office:value-type="float" office:value="0.637489729512511">
            <text:p>0.6374897295</text:p>
          </table:table-cell>
          <table:table-cell table:formula="of:=1/[.D15]" office:value-type="float" office:value="1.56865272286771">
            <text:p>1.5686527229</text:p>
          </table:table-cell>
          <table:table-cell table:formula="of:=ABS([.A15]/[.B15]-1)" office:value-type="float" office:value="3.34">
            <text:p>3.34</text:p>
          </table:table-cell>
          <table:table-cell table:formula="of:=LOG([.F15])" office:value-type="float" office:value="0.523746466811564">
            <text:p>0.5237464668</text:p>
          </table:table-cell>
        </table:table-row>
        <table:table-row table:style-name="ro1">
          <table:table-cell table:number-columns-repeated="5"/>
          <table:table-cell/>
          <table:table-cell table:formula="of:=LOG([.F16])" office:value-type="float" office:value="0">
            <text:p>Err:50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table:formula="of:=MIN(ABS([.A17]-[.B17]);[.B17])" office:value-type="float" office:value="42">
            <text:p>42</text:p>
          </table:table-cell>
          <table:table-cell table:formula="of:=ABS(LOG([.B17]/[.A17]))" office:value-type="float" office:value="0.264817823009536">
            <text:p>0.264817823</text:p>
          </table:table-cell>
          <table:table-cell table:formula="of:=1/[.D17]" office:value-type="float" office:value="3.7761808802574">
            <text:p>3.7761808803</text:p>
          </table:table-cell>
          <table:table-cell table:formula="of:=ABS([.A17]/[.B17]-1)" office:value-type="float" office:value="0.84">
            <text:p>0.84</text:p>
          </table:table-cell>
          <table:table-cell table:formula="of:=LOG([.F17])" office:value-type="float" office:value="-0.0757207139381183">
            <text:p>-0.075720713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50">
            <text:p>50</text:p>
          </table:table-cell>
          <table:table-cell table:formula="of:=MIN(ABS([.A18]-[.B18]);[.B18])" office:value-type="float" office:value="50">
            <text:p>50</text:p>
          </table:table-cell>
          <table:table-cell table:formula="of:=ABS(LOG([.B18]/[.A18]))" office:value-type="float" office:value="0.637489729512511">
            <text:p>0.6374897295</text:p>
          </table:table-cell>
          <table:table-cell table:formula="of:=1/[.D18]" office:value-type="float" office:value="1.56865272286771">
            <text:p>1.5686527229</text:p>
          </table:table-cell>
          <table:table-cell table:formula="of:=ABS([.A18]/[.B18]-1)" office:value-type="float" office:value="3.34">
            <text:p>3.34</text:p>
          </table:table-cell>
          <table:table-cell table:formula="of:=LOG([.F18])" office:value-type="float" office:value="0.523746466811564">
            <text:p>0.5237464668</text:p>
          </table:table-cell>
        </table:table-row>
        <table:table-row table:style-name="ro1">
          <table:table-cell table:number-columns-repeated="5"/>
          <table:table-cell/>
          <table:table-cell table:formula="of:=LOG([.F19])" office:value-type="float" office:value="0">
            <text:p>Err:502</text:p>
          </table:table-cell>
        </table:table-row>
        <table:table-row table:style-name="ro1">
          <table:table-cell office:value-type="float" office:value="0.2025">
            <text:p>0.2025</text:p>
          </table:table-cell>
          <table:table-cell office:value-type="float" office:value="0.1">
            <text:p>0.1</text:p>
          </table:table-cell>
          <table:table-cell table:formula="of:=MIN(ABS([.A20]-[.B20]);[.B20])" office:value-type="float" office:value="0.1">
            <text:p>0.1</text:p>
          </table:table-cell>
          <table:table-cell table:formula="of:=ABS(LOG([.B20]/[.A20]))" office:value-type="float" office:value="0.306425027550687">
            <text:p>0.3064250276</text:p>
          </table:table-cell>
          <table:table-cell table:formula="of:=1/[.D20]" office:value-type="float" office:value="3.26344100543349">
            <text:p>3.2634410054</text:p>
          </table:table-cell>
          <table:table-cell table:formula="of:=ABS([.A20]/[.B20]-1)" office:value-type="float" office:value="1.025">
            <text:p>1.025</text:p>
          </table:table-cell>
          <table:table-cell table:formula="of:=LOG([.F20])" office:value-type="float" office:value="0.0107238653917731">
            <text:p>0.0107238654</text:p>
          </table:table-cell>
        </table:table-row>
        <table:table-row table:style-name="ro1">
          <table:table-cell office:value-type="float" office:value="-0.3471">
            <text:p>-0.3471</text:p>
          </table:table-cell>
          <table:table-cell office:value-type="float" office:value="0.1">
            <text:p>0.1</text:p>
          </table:table-cell>
          <table:table-cell table:formula="of:=MIN(ABS([.A21]-[.B21]);[.B21])" office:value-type="float" office:value="0.1">
            <text:p>0.1</text:p>
          </table:table-cell>
          <table:table-cell table:formula="of:=ABS(LOG([.B21]/[.A21]))" office:value-type="float" office:value="0">
            <text:p>Err:502</text:p>
          </table:table-cell>
          <table:table-cell table:formula="of:=1/[.D21]" office:value-type="float" office:value="0">
            <text:p>Err:502</text:p>
          </table:table-cell>
          <table:table-cell table:formula="of:=ABS([.A21]/[.B21]-1)" office:value-type="float" office:value="4.471">
            <text:p>4.471</text:p>
          </table:table-cell>
          <table:table-cell table:formula="of:=LOG([.F21])" office:value-type="float" office:value="0.650404669868032">
            <text:p>0.6504046699</text:p>
          </table:table-cell>
        </table:table-row>
        <table:table-row table:style-name="ro1">
          <table:table-cell office:value-type="float" office:value="-0.2905">
            <text:p>-0.2905</text:p>
          </table:table-cell>
          <table:table-cell office:value-type="float" office:value="0.1">
            <text:p>0.1</text:p>
          </table:table-cell>
          <table:table-cell table:formula="of:=MIN(ABS([.A22]-[.B22]);[.B22])" office:value-type="float" office:value="0.1">
            <text:p>0.1</text:p>
          </table:table-cell>
          <table:table-cell table:formula="of:=ABS(LOG([.B22]/[.A22]))" office:value-type="float" office:value="0">
            <text:p>Err:502</text:p>
          </table:table-cell>
          <table:table-cell table:formula="of:=1/[.D22]" office:value-type="float" office:value="0">
            <text:p>Err:502</text:p>
          </table:table-cell>
          <table:table-cell table:formula="of:=ABS([.A22]/[.B22]-1)" office:value-type="float" office:value="3.905">
            <text:p>3.905</text:p>
          </table:table-cell>
          <table:table-cell table:formula="of:=LOG([.F22])" office:value-type="float" office:value="0.591621038213319">
            <text:p>0.5916210382</text:p>
          </table:table-cell>
        </table:table-row>
        <table:table-row table:style-name="ro1">
          <table:table-cell table:number-columns-repeated="2" office:value-type="float" office:value="0.1">
            <text:p>0.1</text:p>
          </table:table-cell>
          <table:table-cell table:formula="of:=MIN(ABS([.A23]-[.B23]);[.B23])" office:value-type="float" office:value="0">
            <text:p>0</text:p>
          </table:table-cell>
          <table:table-cell table:formula="of:=ABS(LOG([.B23]/[.A23]))" office:value-type="float" office:value="0">
            <text:p>0</text:p>
          </table:table-cell>
          <table:table-cell table:formula="of:=1/[.D23]" office:value-type="float" office:value="0">
            <text:p>#DIV/0!</text:p>
          </table:table-cell>
          <table:table-cell table:formula="of:=ABS([.A23]/[.B23]-1)" office:value-type="float" office:value="0">
            <text:p>0</text:p>
          </table:table-cell>
          <table:table-cell table:formula="of:=LOG([.F23])" office:value-type="float" office:value="0">
            <text:p>Err:50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table:formula="of:=MIN(ABS([.A25]-[.B25]);[.B25])" office:value-type="float" office:value="0.1">
            <text:p>0.1</text:p>
          </table:table-cell>
          <table:table-cell table:formula="of:=ABS(LOG([.B25]/[.A25]))" office:value-type="float" office:value="0.698970004336019">
            <text:p>0.6989700043</text:p>
          </table:table-cell>
          <table:table-cell table:formula="of:=1/[.D25]" office:value-type="float" office:value="1.43067655807339">
            <text:p>1.4306765581</text:p>
          </table:table-cell>
          <table:table-cell table:formula="of:=ABS([.A25]/[.B25]-1)" office:value-type="float" office:value="4">
            <text:p>4</text:p>
          </table:table-cell>
          <table:table-cell table:formula="of:=LOG([.F25])" office:value-type="float" office:value="0.602059991327962">
            <text:p>0.6020599913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table:formula="of:=MIN(ABS([.A26]-[.B26]);[.B26])" office:value-type="float" office:value="0.8">
            <text:p>0.8</text:p>
          </table:table-cell>
          <table:table-cell table:formula="of:=ABS(LOG([.B26]/[.A26]))" office:value-type="float" office:value="0.255272505103306">
            <text:p>0.2552725051</text:p>
          </table:table-cell>
          <table:table-cell table:formula="of:=1/[.D26]" office:value-type="float" office:value="3.91738232676218">
            <text:p>3.9173823268</text:p>
          </table:table-cell>
          <table:table-cell table:formula="of:=ABS([.A26]/[.B26]-1)" office:value-type="float" office:value="0.8">
            <text:p>0.8</text:p>
          </table:table-cell>
          <table:table-cell table:formula="of:=LOG([.F26])" office:value-type="float" office:value="-0.0969100130080564">
            <text:p>-0.096910013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table:formula="of:=MIN(ABS([.A27]-[.B27]);[.B27])" office:value-type="float" office:value="1">
            <text:p>1</text:p>
          </table:table-cell>
          <table:table-cell table:formula="of:=ABS(LOG([.B27]/[.A27]))" office:value-type="float" office:value="0.342422680822206">
            <text:p>0.3424226808</text:p>
          </table:table-cell>
          <table:table-cell table:formula="of:=1/[.D27]" office:value-type="float" office:value="2.92036730043365">
            <text:p>2.9203673004</text:p>
          </table:table-cell>
          <table:table-cell table:formula="of:=ABS([.A27]/[.B27]-1)" office:value-type="float" office:value="1.2">
            <text:p>1.2</text:p>
          </table:table-cell>
          <table:table-cell table:formula="of:=LOG([.F27])" office:value-type="float" office:value="0.0791812460476249">
            <text:p>0.0791812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MIN(ABS([.A28]-[.B28]);[.B28])" office:value-type="float" office:value="1">
            <text:p>1</text:p>
          </table:table-cell>
          <table:table-cell table:formula="of:=ABS(LOG([.B28]/[.A28]))" office:value-type="float" office:value="0">
            <text:p>#DIV/0!</text:p>
          </table:table-cell>
          <table:table-cell table:formula="of:=1/[.D28]" office:value-type="float" office:value="0">
            <text:p>#DIV/0!</text:p>
          </table:table-cell>
          <table:table-cell table:formula="of:=ABS([.A28]/[.B28]-1)" office:value-type="float" office:value="1">
            <text:p>1</text:p>
          </table:table-cell>
          <table:table-cell table:formula="of:=LOG([.F28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3"/>
          <table:table-cell table:formula="of:=ABS([.A29]/[.B29]-1)" office:value-type="float" office:value="0">
            <text:p>#DIV/0!</text:p>
          </table:table-cell>
          <table:table-cell table:formula="of:=LOG([.F29])" office:value-type="float" office:value="0">
            <text:p>#DIV/0!</text:p>
          </table:table-cell>
        </table:table-row>
        <table:table-row table:style-name="ro1">
          <table:table-cell table:formula="of:=5-2.2" office:value-type="float" office:value="2.8">
            <text:p>2.8</text:p>
          </table:table-cell>
          <table:table-cell office:value-type="float" office:value="5">
            <text:p>5</text:p>
          </table:table-cell>
          <table:table-cell table:formula="of:=MIN(ABS([.A30]-[.B30]);[.B30])" office:value-type="float" office:value="2.2">
            <text:p>2.2</text:p>
          </table:table-cell>
          <table:table-cell table:formula="of:=ABS(LOG([.B30]/[.A30]))" office:value-type="float" office:value="0.2518119729938">
            <text:p>0.251811973</text:p>
          </table:table-cell>
          <table:table-cell table:formula="of:=1/[.D30]" office:value-type="float" office:value="3.97121704782728">
            <text:p>3.9712170478</text:p>
          </table:table-cell>
          <table:table-cell table:formula="of:=ABS([.A30]/[.B30]-1)" office:value-type="float" office:value="0.44">
            <text:p>0.44</text:p>
          </table:table-cell>
          <table:table-cell table:formula="of:=LOG([.F30])" office:value-type="float" office:value="-0.356547323513812">
            <text:p>-0.3565473235</text:p>
          </table:table-cell>
        </table:table-row>
        <table:table-row table:style-name="ro1">
          <table:table-cell table:style-name="ce10" table:formula="of:=5-3.05" office:value-type="float" office:value="1.95">
            <text:p>1.95</text:p>
          </table:table-cell>
          <table:table-cell office:value-type="float" office:value="5">
            <text:p>5</text:p>
          </table:table-cell>
          <table:table-cell table:formula="of:=MIN(ABS([.A31]-[.B31]);[.B31])" office:value-type="float" office:value="3.05">
            <text:p>3.05</text:p>
          </table:table-cell>
          <table:table-cell table:formula="of:=ABS(LOG([.B31]/[.A31]))" office:value-type="float" office:value="0.408935392973501">
            <text:p>0.408935393</text:p>
          </table:table-cell>
          <table:table-cell table:formula="of:=1/[.D31]" office:value-type="float" office:value="2.44537405463655">
            <text:p>2.4453740546</text:p>
          </table:table-cell>
          <table:table-cell table:formula="of:=ABS([.A31]/[.B31]-1)" office:value-type="float" office:value="0.61">
            <text:p>0.61</text:p>
          </table:table-cell>
          <table:table-cell table:formula="of:=LOG([.F31])" office:value-type="float" office:value="-0.214670164989233">
            <text:p>-0.214670165</text:p>
          </table:table-cell>
        </table:table-row>
        <table:table-row table:style-name="ro1">
          <table:table-cell table:style-name="ce10" table:formula="of:=5-1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MIN(ABS([.A32]-[.B32]);[.B32])" office:value-type="float" office:value="1">
            <text:p>1</text:p>
          </table:table-cell>
          <table:table-cell table:formula="of:=ABS(LOG([.B32]/[.A32]))" office:value-type="float" office:value="0.0969100130080564">
            <text:p>0.096910013</text:p>
          </table:table-cell>
          <table:table-cell table:formula="of:=1/[.D32]" office:value-type="float" office:value="10.3188511585162">
            <text:p>10.3188511585</text:p>
          </table:table-cell>
          <table:table-cell table:formula="of:=ABS([.A32]/[.B32]-1)" office:value-type="float" office:value="0.2">
            <text:p>0.2</text:p>
          </table:table-cell>
          <table:table-cell table:formula="of:=LOG([.F32])" office:value-type="float" office:value="-0.698970004336019">
            <text:p>-0.69897000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24T20:16:53</dc:date>
    <dc:creator>Guillaume </dc:creator>
    <meta:generator>LibreOffice/3.5$Linux_x86 LibreOffice_project/350m1$Build-2</meta:generator>
    <meta:editing-duration>PT5H21M53S</meta:editing-duration>
    <meta:editing-cycles>31</meta:editing-cycles>
    <meta:document-statistic meta:table-count="3" meta:cell-count="762" meta:object-count="0"/>
  </office:meta>
</office:document-meta>
</file>